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 style:data-style-name="N1"/>
    <style:style style:name="ce8" style:family="table-cell" style:parent-style-name="Default" style:data-style-name="N111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5"/>
        </table:table-row>
        <table:table-row table:style-name="ro1">
          <table:table-cell table:number-columns-repeated="2"/>
          <table:table-cell office:value-type="float" office:value="990010" calcext:value-type="float">
            <text:p>990010.000</text:p>
          </table:table-cell>
          <table:table-cell table:number-columns-repeated="26"/>
        </table:table-row>
        <table:table-row table:style-name="ro1" table:number-rows-repeated="6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7" office:value-type="float" office:value="1888" calcext:value-type="float">
            <text:p>1888</text:p>
          </table:table-cell>
          <table:table-cell/>
          <table:table-cell table:formula="of:=AVERAGE([.F11:.Q11])" office:value-type="float" office:value="6.89166666666667" calcext:value-type="float">
            <text:p>6.892</text:p>
          </table:table-cell>
          <table:table-cell/>
          <table:table-cell table:formula="of:=STDEV([.F11:.Q11])" office:value-type="float" office:value="6.21310321137123" calcext:value-type="float">
            <text:p>6.21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89" calcext:value-type="float">
            <text:p>1889</text:p>
          </table:table-cell>
          <table:table-cell/>
          <table:table-cell table:formula="of:=AVERAGE([.F12:.Q12])" office:value-type="float" office:value="8.2" calcext:value-type="float">
            <text:p>8.200</text:p>
          </table:table-cell>
          <table:table-cell/>
          <table:table-cell table:formula="of:=STDEV([.F12:.Q12])" office:value-type="float" office:value="7.19242025266246" calcext:value-type="float">
            <text:p>7.19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0" calcext:value-type="float">
            <text:p>1890</text:p>
          </table:table-cell>
          <table:table-cell/>
          <table:table-cell table:formula="of:=AVERAGE([.F13:.Q13])" office:value-type="float" office:value="7.88333333333333" calcext:value-type="float">
            <text:p>7.883</text:p>
          </table:table-cell>
          <table:table-cell/>
          <table:table-cell table:formula="of:=STDEV([.F13:.Q13])" office:value-type="float" office:value="6.31402959265869" calcext:value-type="float">
            <text:p>6.31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1" calcext:value-type="float">
            <text:p>1891</text:p>
          </table:table-cell>
          <table:table-cell/>
          <table:table-cell table:formula="of:=AVERAGE([.F14:.Q14])" office:value-type="float" office:value="7.89166666666667" calcext:value-type="float">
            <text:p>7.892</text:p>
          </table:table-cell>
          <table:table-cell/>
          <table:table-cell table:formula="of:=STDEV([.F14:.Q14])" office:value-type="float" office:value="6.69714434846991" calcext:value-type="float">
            <text:p>6.697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formula="of:=AVERAGE([.C11:.C15])" office:value-type="float" office:value="7.59166666666667" calcext:value-type="float">
            <text:p>7.592</text:p>
          </table:table-cell>
          <table:table-cell table:formula="of:=AVERAGE([.F15:.Q15])" office:value-type="float" office:value="7.09166666666667" calcext:value-type="float">
            <text:p>7.092</text:p>
          </table:table-cell>
          <table:table-cell table:formula="of:=AVERAGE([.E11:.E15])" office:value-type="float" office:value="6.524701147864" calcext:value-type="float">
            <text:p>6.525</text:p>
          </table:table-cell>
          <table:table-cell table:formula="of:=STDEV([.F15:.Q15])" office:value-type="float" office:value="6.20680833415772" calcext:value-type="float">
            <text:p>6.20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formula="of:=AVERAGE([.C12:.C16])" office:value-type="float" office:value="7.78" calcext:value-type="float">
            <text:p>7.780</text:p>
          </table:table-cell>
          <table:table-cell table:formula="of:=AVERAGE([.F16:.Q16])" office:value-type="float" office:value="7.83333333333333" calcext:value-type="float">
            <text:p>7.833</text:p>
          </table:table-cell>
          <table:table-cell table:formula="of:=AVERAGE([.E12:.E16])" office:value-type="float" office:value="6.64403987845421" calcext:value-type="float">
            <text:p>6.644</text:p>
          </table:table-cell>
          <table:table-cell table:formula="of:=STDEV([.F16:.Q16])" office:value-type="float" office:value="6.80979686432226" calcext:value-type="float">
            <text:p>6.810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formula="of:=AVERAGE([.C13:.C17])" office:value-type="float" office:value="7.84166666666667" calcext:value-type="float">
            <text:p>7.842</text:p>
          </table:table-cell>
          <table:table-cell table:formula="of:=AVERAGE([.F17:.Q17])" office:value-type="float" office:value="8.50833333333333" calcext:value-type="float">
            <text:p>8.508</text:p>
          </table:table-cell>
          <table:table-cell table:formula="of:=AVERAGE([.E13:.E17])" office:value-type="float" office:value="6.2600167701988" calcext:value-type="float">
            <text:p>6.260</text:p>
          </table:table-cell>
          <table:table-cell table:formula="of:=STDEV([.F17:.Q17])" office:value-type="float" office:value="5.27230471138543" calcext:value-type="float">
            <text:p>5.272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formula="of:=AVERAGE([.C14:.C18])" office:value-type="float" office:value="7.745" calcext:value-type="float">
            <text:p>7.745</text:p>
          </table:table-cell>
          <table:table-cell table:formula="of:=AVERAGE([.F18:.Q18])" office:value-type="float" office:value="7.4" calcext:value-type="float">
            <text:p>7.400</text:p>
          </table:table-cell>
          <table:table-cell table:formula="of:=AVERAGE([.E14:.E18])" office:value-type="float" office:value="6.45973668671471" calcext:value-type="float">
            <text:p>6.460</text:p>
          </table:table-cell>
          <table:table-cell table:formula="of:=STDEV([.F18:.Q18])" office:value-type="float" office:value="7.31262917523824" calcext:value-type="float">
            <text:p>7.313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formula="of:=AVERAGE([.C15:.C19])" office:value-type="float" office:value="7.81666666666667" calcext:value-type="float">
            <text:p>7.817</text:p>
          </table:table-cell>
          <table:table-cell table:formula="of:=AVERAGE([.F19:.Q19])" office:value-type="float" office:value="8.25" calcext:value-type="float">
            <text:p>8.250</text:p>
          </table:table-cell>
          <table:table-cell table:formula="of:=AVERAGE([.E15:.E19])" office:value-type="float" office:value="6.3570925046832" calcext:value-type="float">
            <text:p>6.357</text:p>
          </table:table-cell>
          <table:table-cell table:formula="of:=STDEV([.F19:.Q19])" office:value-type="float" office:value="6.18392343831237" calcext:value-type="float">
            <text:p>6.18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formula="of:=AVERAGE([.C16:.C20])" office:value-type="float" office:value="8" calcext:value-type="float">
            <text:p>8.000</text:p>
          </table:table-cell>
          <table:table-cell table:formula="of:=AVERAGE([.F20:.Q20])" office:value-type="float" office:value="8.00833333333333" calcext:value-type="float">
            <text:p>8.008</text:p>
          </table:table-cell>
          <table:table-cell table:formula="of:=AVERAGE([.E16:.E20])" office:value-type="float" office:value="6.44671702952468" calcext:value-type="float">
            <text:p>6.447</text:p>
          </table:table-cell>
          <table:table-cell table:formula="of:=STDEV([.F20:.Q20])" office:value-type="float" office:value="6.65493095836509" calcext:value-type="float">
            <text:p>6.655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formula="of:=AVERAGE([.C17:.C21])" office:value-type="float" office:value="8.15" calcext:value-type="float">
            <text:p>8.150</text:p>
          </table:table-cell>
          <table:table-cell table:formula="of:=AVERAGE([.F21:.Q21])" office:value-type="float" office:value="8.58333333333333" calcext:value-type="float">
            <text:p>8.583</text:p>
          </table:table-cell>
          <table:table-cell table:formula="of:=AVERAGE([.E17:.E21])" office:value-type="float" office:value="6.07660930734681" calcext:value-type="float">
            <text:p>6.077</text:p>
          </table:table-cell>
          <table:table-cell table:formula="of:=STDEV([.F21:.Q21])" office:value-type="float" office:value="4.95925825343291" calcext:value-type="float">
            <text:p>4.959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formula="of:=AVERAGE([.C18:.C22])" office:value-type="float" office:value="8.13666666666667" calcext:value-type="float">
            <text:p>8.137</text:p>
          </table:table-cell>
          <table:table-cell table:formula="of:=AVERAGE([.F22:.Q22])" office:value-type="float" office:value="8.44166666666667" calcext:value-type="float">
            <text:p>8.442</text:p>
          </table:table-cell>
          <table:table-cell table:formula="of:=AVERAGE([.E18:.E22])" office:value-type="float" office:value="6.21961412342118" calcext:value-type="float">
            <text:p>6.220</text:p>
          </table:table-cell>
          <table:table-cell table:formula="of:=STDEV([.F22:.Q22])" office:value-type="float" office:value="5.98732879175731" calcext:value-type="float">
            <text:p>5.987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formula="of:=AVERAGE([.C19:.C23])" office:value-type="float" office:value="8.325" calcext:value-type="float">
            <text:p>8.325</text:p>
          </table:table-cell>
          <table:table-cell table:formula="of:=AVERAGE([.F23:.Q23])" office:value-type="float" office:value="8.34166666666667" calcext:value-type="float">
            <text:p>8.342</text:p>
          </table:table-cell>
          <table:table-cell table:formula="of:=AVERAGE([.E19:.E23])" office:value-type="float" office:value="6.04050583775511" calcext:value-type="float">
            <text:p>6.041</text:p>
          </table:table-cell>
          <table:table-cell table:formula="of:=STDEV([.F23:.Q23])" office:value-type="float" office:value="6.41708774690787" calcext:value-type="float">
            <text:p>6.4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formula="of:=AVERAGE([.C20:.C24])" office:value-type="float" office:value="8.32" calcext:value-type="float">
            <text:p>8.320</text:p>
          </table:table-cell>
          <table:table-cell table:formula="of:=AVERAGE([.F24:.Q24])" office:value-type="float" office:value="8.225" calcext:value-type="float">
            <text:p>8.225</text:p>
          </table:table-cell>
          <table:table-cell table:formula="of:=AVERAGE([.E20:.E24])" office:value-type="float" office:value="6.21996779014321" calcext:value-type="float">
            <text:p>6.220</text:p>
          </table:table-cell>
          <table:table-cell table:formula="of:=STDEV([.F24:.Q24])" office:value-type="float" office:value="7.08123320025288" calcext:value-type="float">
            <text:p>7.08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formula="of:=AVERAGE([.C21:.C25])" office:value-type="float" office:value="8.14833333333333" calcext:value-type="float">
            <text:p>8.148</text:p>
          </table:table-cell>
          <table:table-cell table:formula="of:=AVERAGE([.F25:.Q25])" office:value-type="float" office:value="7.15" calcext:value-type="float">
            <text:p>7.150</text:p>
          </table:table-cell>
          <table:table-cell table:formula="of:=AVERAGE([.E21:.E25])" office:value-type="float" office:value="5.97818481016379" calcext:value-type="float">
            <text:p>5.978</text:p>
          </table:table-cell>
          <table:table-cell table:formula="of:=STDEV([.F25:.Q25])" office:value-type="float" office:value="5.44601605846796" calcext:value-type="float">
            <text:p>5.446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formula="of:=AVERAGE([.C22:.C26])" office:value-type="float" office:value="8.10333333333334" calcext:value-type="float">
            <text:p>8.103</text:p>
          </table:table-cell>
          <table:table-cell table:formula="of:=AVERAGE([.F26:.Q26])" office:value-type="float" office:value="8.35833333333333" calcext:value-type="float">
            <text:p>8.358</text:p>
          </table:table-cell>
          <table:table-cell table:formula="of:=AVERAGE([.E22:.E26])" office:value-type="float" office:value="6.09285788567946" calcext:value-type="float">
            <text:p>6.093</text:p>
          </table:table-cell>
          <table:table-cell table:formula="of:=STDEV([.F26:.Q26])" office:value-type="float" office:value="5.53262363101126" calcext:value-type="float">
            <text:p>5.533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formula="of:=AVERAGE([.C23:.C27])" office:value-type="float" office:value="8.07166666666667" calcext:value-type="float">
            <text:p>8.072</text:p>
          </table:table-cell>
          <table:table-cell table:formula="of:=AVERAGE([.F27:.Q27])" office:value-type="float" office:value="8.28333333333333" calcext:value-type="float">
            <text:p>8.283</text:p>
          </table:table-cell>
          <table:table-cell table:formula="of:=AVERAGE([.E23:.E27])" office:value-type="float" office:value="6.0320165822449" calcext:value-type="float">
            <text:p>6.032</text:p>
          </table:table-cell>
          <table:table-cell table:formula="of:=STDEV([.F27:.Q27])" office:value-type="float" office:value="5.68312227458453" calcext:value-type="float">
            <text:p>5.68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formula="of:=AVERAGE([.C24:.C28])" office:value-type="float" office:value="8.055" calcext:value-type="float">
            <text:p>8.055</text:p>
          </table:table-cell>
          <table:table-cell table:formula="of:=AVERAGE([.F28:.Q28])" office:value-type="float" office:value="8.25833333333333" calcext:value-type="float">
            <text:p>8.258</text:p>
          </table:table-cell>
          <table:table-cell table:formula="of:=AVERAGE([.E24:.E28])" office:value-type="float" office:value="5.99676738786366" calcext:value-type="float">
            <text:p>5.997</text:p>
          </table:table-cell>
          <table:table-cell table:formula="of:=STDEV([.F28:.Q28])" office:value-type="float" office:value="6.24084177500168" calcext:value-type="float">
            <text:p>6.2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formula="of:=AVERAGE([.C25:.C29])" office:value-type="float" office:value="8.13333333333333" calcext:value-type="float">
            <text:p>8.133</text:p>
          </table:table-cell>
          <table:table-cell table:formula="of:=AVERAGE([.F29:.Q29])" office:value-type="float" office:value="8.61666666666667" calcext:value-type="float">
            <text:p>8.617</text:p>
          </table:table-cell>
          <table:table-cell table:formula="of:=AVERAGE([.E25:.E29])" office:value-type="float" office:value="5.79676932687109" calcext:value-type="float">
            <text:p>5.797</text:p>
          </table:table-cell>
          <table:table-cell table:formula="of:=STDEV([.F29:.Q29])" office:value-type="float" office:value="6.08124289529" calcext:value-type="float">
            <text:p>6.08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formula="of:=AVERAGE([.C26:.C30])" office:value-type="float" office:value="8.25833333333333" calcext:value-type="float">
            <text:p>8.258</text:p>
          </table:table-cell>
          <table:table-cell table:formula="of:=AVERAGE([.F30:.Q30])" office:value-type="float" office:value="7.775" calcext:value-type="float">
            <text:p>7.775</text:p>
          </table:table-cell>
          <table:table-cell table:formula="of:=AVERAGE([.E26:.E30])" office:value-type="float" office:value="5.83643119287118" calcext:value-type="float">
            <text:p>5.836</text:p>
          </table:table-cell>
          <table:table-cell table:formula="of:=STDEV([.F30:.Q30])" office:value-type="float" office:value="5.64432538846841" calcext:value-type="float">
            <text:p>5.644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formula="of:=AVERAGE([.C27:.C31])" office:value-type="float" office:value="8.22166666666667" calcext:value-type="float">
            <text:p>8.222</text:p>
          </table:table-cell>
          <table:table-cell table:formula="of:=AVERAGE([.F31:.Q31])" office:value-type="float" office:value="8.175" calcext:value-type="float">
            <text:p>8.175</text:p>
          </table:table-cell>
          <table:table-cell table:formula="of:=AVERAGE([.E27:.E31])" office:value-type="float" office:value="5.91757415817802" calcext:value-type="float">
            <text:p>5.918</text:p>
          </table:table-cell>
          <table:table-cell table:formula="of:=STDEV([.F31:.Q31])" office:value-type="float" office:value="5.93833845754548" calcext:value-type="float">
            <text:p>5.93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formula="of:=AVERAGE([.C28:.C32])" office:value-type="float" office:value="8.06833333333333" calcext:value-type="float">
            <text:p>8.068</text:p>
          </table:table-cell>
          <table:table-cell table:formula="of:=AVERAGE([.F32:.Q32])" office:value-type="float" office:value="7.51666666666667" calcext:value-type="float">
            <text:p>7.517</text:p>
          </table:table-cell>
          <table:table-cell table:formula="of:=AVERAGE([.E28:.E32])" office:value-type="float" office:value="5.97778897501996" calcext:value-type="float">
            <text:p>5.978</text:p>
          </table:table-cell>
          <table:table-cell table:formula="of:=STDEV([.F32:.Q32])" office:value-type="float" office:value="5.98419635879423" calcext:value-type="float">
            <text:p>5.98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9.3" calcext:value-type="float">
            <text:p>9.3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formula="of:=AVERAGE([.C29:.C33])" office:value-type="float" office:value="8.215" calcext:value-type="float">
            <text:p>8.215</text:p>
          </table:table-cell>
          <table:table-cell table:formula="of:=AVERAGE([.F33:.Q33])" office:value-type="float" office:value="8.99166666666667" calcext:value-type="float">
            <text:p>8.992</text:p>
          </table:table-cell>
          <table:table-cell table:formula="of:=AVERAGE([.E29:.E33])" office:value-type="float" office:value="5.88913331808278" calcext:value-type="float">
            <text:p>5.889</text:p>
          </table:table-cell>
          <table:table-cell table:formula="of:=STDEV([.F33:.Q33])" office:value-type="float" office:value="5.79756349031578" calcext:value-type="float">
            <text:p>5.79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formula="of:=AVERAGE([.C30:.C34])" office:value-type="float" office:value="8.355" calcext:value-type="float">
            <text:p>8.355</text:p>
          </table:table-cell>
          <table:table-cell table:formula="of:=AVERAGE([.F34:.Q34])" office:value-type="float" office:value="9.31666666666667" calcext:value-type="float">
            <text:p>9.317</text:p>
          </table:table-cell>
          <table:table-cell table:formula="of:=AVERAGE([.E30:.E34])" office:value-type="float" office:value="5.86820389255152" calcext:value-type="float">
            <text:p>5.868</text:p>
          </table:table-cell>
          <table:table-cell table:formula="of:=STDEV([.F34:.Q34])" office:value-type="float" office:value="5.97659576763369" calcext:value-type="float">
            <text:p>5.97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4.5" calcext:value-type="float">
            <text:p>14.5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formula="of:=AVERAGE([.C31:.C35])" office:value-type="float" office:value="8.43166666666667" calcext:value-type="float">
            <text:p>8.432</text:p>
          </table:table-cell>
          <table:table-cell table:formula="of:=AVERAGE([.F35:.Q35])" office:value-type="float" office:value="8.15833333333333" calcext:value-type="float">
            <text:p>8.158</text:p>
          </table:table-cell>
          <table:table-cell table:formula="of:=AVERAGE([.E31:.E35])" office:value-type="float" office:value="5.97031649971084" calcext:value-type="float">
            <text:p>5.970</text:p>
          </table:table-cell>
          <table:table-cell table:formula="of:=STDEV([.F35:.Q35])" office:value-type="float" office:value="6.15488842426502" calcext:value-type="float">
            <text:p>6.155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14.6" calcext:value-type="float">
            <text:p>14.6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formula="of:=AVERAGE([.C32:.C36])" office:value-type="float" office:value="8.59333333333334" calcext:value-type="float">
            <text:p>8.593</text:p>
          </table:table-cell>
          <table:table-cell table:formula="of:=AVERAGE([.F36:.Q36])" office:value-type="float" office:value="8.98333333333333" calcext:value-type="float">
            <text:p>8.983</text:p>
          </table:table-cell>
          <table:table-cell table:formula="of:=AVERAGE([.E32:.E36])" office:value-type="float" office:value="5.83763983214747" calcext:value-type="float">
            <text:p>5.838</text:p>
          </table:table-cell>
          <table:table-cell table:formula="of:=STDEV([.F36:.Q36])" office:value-type="float" office:value="5.27495511972865" calcext:value-type="float">
            <text:p>5.275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formula="of:=AVERAGE([.C33:.C37])" office:value-type="float" office:value="8.965" calcext:value-type="float">
            <text:p>8.965</text:p>
          </table:table-cell>
          <table:table-cell table:formula="of:=AVERAGE([.F37:.Q37])" office:value-type="float" office:value="9.375" calcext:value-type="float">
            <text:p>9.375</text:p>
          </table:table-cell>
          <table:table-cell table:formula="of:=AVERAGE([.E33:.E37])" office:value-type="float" office:value="5.80982890595056" calcext:value-type="float">
            <text:p>5.810</text:p>
          </table:table-cell>
          <table:table-cell table:formula="of:=STDEV([.F37:.Q37])" office:value-type="float" office:value="5.84514172780967" calcext:value-type="float">
            <text:p>5.84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formula="of:=AVERAGE([.C34:.C38])" office:value-type="float" office:value="8.69333333333333" calcext:value-type="float">
            <text:p>8.693</text:p>
          </table:table-cell>
          <table:table-cell table:formula="of:=AVERAGE([.F38:.Q38])" office:value-type="float" office:value="7.63333333333333" calcext:value-type="float">
            <text:p>7.633</text:p>
          </table:table-cell>
          <table:table-cell table:formula="of:=AVERAGE([.E34:.E38])" office:value-type="float" office:value="5.82666907187255" calcext:value-type="float">
            <text:p>5.827</text:p>
          </table:table-cell>
          <table:table-cell table:formula="of:=STDEV([.F38:.Q38])" office:value-type="float" office:value="5.88176431992574" calcext:value-type="float">
            <text:p>5.88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formula="of:=AVERAGE([.C35:.C39])" office:value-type="float" office:value="8.485" calcext:value-type="float">
            <text:p>8.485</text:p>
          </table:table-cell>
          <table:table-cell table:formula="of:=AVERAGE([.F39:.Q39])" office:value-type="float" office:value="8.275" calcext:value-type="float">
            <text:p>8.275</text:p>
          </table:table-cell>
          <table:table-cell table:formula="of:=AVERAGE([.E35:.E39])" office:value-type="float" office:value="5.67453124137996" calcext:value-type="float">
            <text:p>5.675</text:p>
          </table:table-cell>
          <table:table-cell table:formula="of:=STDEV([.F39:.Q39])" office:value-type="float" office:value="5.21590661517073" calcext:value-type="float">
            <text:p>5.21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formula="of:=AVERAGE([.C36:.C40])" office:value-type="float" office:value="8.43833333333333" calcext:value-type="float">
            <text:p>8.438</text:p>
          </table:table-cell>
          <table:table-cell table:formula="of:=AVERAGE([.F40:.Q40])" office:value-type="float" office:value="7.925" calcext:value-type="float">
            <text:p>7.925</text:p>
          </table:table-cell>
          <table:table-cell table:formula="of:=AVERAGE([.E36:.E40])" office:value-type="float" office:value="5.93725244306211" calcext:value-type="float">
            <text:p>5.937</text:p>
          </table:table-cell>
          <table:table-cell table:formula="of:=STDEV([.F40:.Q40])" office:value-type="float" office:value="7.46849443267578" calcext:value-type="float">
            <text:p>7.468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formula="of:=AVERAGE([.C37:.C41])" office:value-type="float" office:value="8.34" calcext:value-type="float">
            <text:p>8.340</text:p>
          </table:table-cell>
          <table:table-cell table:formula="of:=AVERAGE([.F41:.Q41])" office:value-type="float" office:value="8.49166666666667" calcext:value-type="float">
            <text:p>8.492</text:p>
          </table:table-cell>
          <table:table-cell table:formula="of:=AVERAGE([.E37:.E41])" office:value-type="float" office:value="5.98967308875898" calcext:value-type="float">
            <text:p>5.990</text:p>
          </table:table-cell>
          <table:table-cell table:formula="of:=STDEV([.F41:.Q41])" office:value-type="float" office:value="5.53705834821299" calcext:value-type="float">
            <text:p>5.53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7.3" calcext:value-type="float">
            <text:p>7.3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formula="of:=AVERAGE([.C38:.C42])" office:value-type="float" office:value="7.91166666666667" calcext:value-type="float">
            <text:p>7.912</text:p>
          </table:table-cell>
          <table:table-cell table:formula="of:=AVERAGE([.F42:.Q42])" office:value-type="float" office:value="7.23333333333333" calcext:value-type="float">
            <text:p>7.233</text:p>
          </table:table-cell>
          <table:table-cell table:formula="of:=AVERAGE([.E38:.E42])" office:value-type="float" office:value="6.02597633343446" calcext:value-type="float">
            <text:p>6.026</text:p>
          </table:table-cell>
          <table:table-cell table:formula="of:=STDEV([.F42:.Q42])" office:value-type="float" office:value="6.02665795118705" calcext:value-type="float">
            <text:p>6.02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formula="of:=AVERAGE([.C39:.C43])" office:value-type="float" office:value="8.11666666666667" calcext:value-type="float">
            <text:p>8.117</text:p>
          </table:table-cell>
          <table:table-cell table:formula="of:=AVERAGE([.F43:.Q43])" office:value-type="float" office:value="8.65833333333333" calcext:value-type="float">
            <text:p>8.658</text:p>
          </table:table-cell>
          <table:table-cell table:formula="of:=AVERAGE([.E39:.E43])" office:value-type="float" office:value="5.9523624836015" calcext:value-type="float">
            <text:p>5.952</text:p>
          </table:table-cell>
          <table:table-cell table:formula="of:=STDEV([.F43:.Q43])" office:value-type="float" office:value="5.51369507076093" calcext:value-type="float">
            <text:p>5.51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9" calcext:value-type="float">
            <text:p>14.9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1" calcext:value-type="float">
            <text:p>1921</text:p>
          </table:table-cell>
          <table:table-cell table:formula="of:=AVERAGE([.C40:.C44])" office:value-type="float" office:value="8.29166666666667" calcext:value-type="float">
            <text:p>8.292</text:p>
          </table:table-cell>
          <table:table-cell table:formula="of:=AVERAGE([.F44:.Q44])" office:value-type="float" office:value="9.15" calcext:value-type="float">
            <text:p>9.150</text:p>
          </table:table-cell>
          <table:table-cell table:formula="of:=AVERAGE([.E40:.E44])" office:value-type="float" office:value="6.01702099145857" calcext:value-type="float">
            <text:p>6.017</text:p>
          </table:table-cell>
          <table:table-cell table:formula="of:=STDEV([.F44:.Q44])" office:value-type="float" office:value="5.53919915445611" calcext:value-type="float">
            <text:p>5.53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formula="of:=AVERAGE([.C41:.C45])" office:value-type="float" office:value="8.14666666666667" calcext:value-type="float">
            <text:p>8.147</text:p>
          </table:table-cell>
          <table:table-cell table:formula="of:=AVERAGE([.F45:.Q45])" office:value-type="float" office:value="7.2" calcext:value-type="float">
            <text:p>7.200</text:p>
          </table:table-cell>
          <table:table-cell table:formula="of:=AVERAGE([.E41:.E45])" office:value-type="float" office:value="5.72671125833367" calcext:value-type="float">
            <text:p>5.727</text:p>
          </table:table-cell>
          <table:table-cell table:formula="of:=STDEV([.F45:.Q45])" office:value-type="float" office:value="6.01694576705128" calcext:value-type="float">
            <text:p>6.017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1.4" calcext:value-type="float">
            <text:p>11.4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formula="of:=AVERAGE([.C42:.C46])" office:value-type="float" office:value="7.99166666666667" calcext:value-type="float">
            <text:p>7.992</text:p>
          </table:table-cell>
          <table:table-cell table:formula="of:=AVERAGE([.F46:.Q46])" office:value-type="float" office:value="7.71666666666667" calcext:value-type="float">
            <text:p>7.717</text:p>
          </table:table-cell>
          <table:table-cell table:formula="of:=AVERAGE([.E42:.E46])" office:value-type="float" office:value="5.76846002003637" calcext:value-type="float">
            <text:p>5.768</text:p>
          </table:table-cell>
          <table:table-cell table:formula="of:=STDEV([.F46:.Q46])" office:value-type="float" office:value="5.74580215672646" calcext:value-type="float">
            <text:p>5.74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formula="of:=AVERAGE([.C43:.C47])" office:value-type="float" office:value="8.09333333333333" calcext:value-type="float">
            <text:p>8.093</text:p>
          </table:table-cell>
          <table:table-cell table:formula="of:=AVERAGE([.F47:.Q47])" office:value-type="float" office:value="7.74166666666667" calcext:value-type="float">
            <text:p>7.742</text:p>
          </table:table-cell>
          <table:table-cell table:formula="of:=AVERAGE([.E43:.E47])" office:value-type="float" office:value="5.84612090716182" calcext:value-type="float">
            <text:p>5.846</text:p>
          </table:table-cell>
          <table:table-cell table:formula="of:=STDEV([.F47:.Q47])" office:value-type="float" office:value="6.41496238681432" calcext:value-type="float">
            <text:p>6.415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formula="of:=AVERAGE([.C44:.C48])" office:value-type="float" office:value="8.105" calcext:value-type="float">
            <text:p>8.105</text:p>
          </table:table-cell>
          <table:table-cell table:formula="of:=AVERAGE([.F48:.Q48])" office:value-type="float" office:value="8.71666666666667" calcext:value-type="float">
            <text:p>8.717</text:p>
          </table:table-cell>
          <table:table-cell table:formula="of:=AVERAGE([.E44:.E48])" office:value-type="float" office:value="5.94845701954991" calcext:value-type="float">
            <text:p>5.948</text:p>
          </table:table-cell>
          <table:table-cell table:formula="of:=STDEV([.F48:.Q48])" office:value-type="float" office:value="6.02537563270138" calcext:value-type="float">
            <text:p>6.02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formula="of:=AVERAGE([.C45:.C49])" office:value-type="float" office:value="8.01666666666667" calcext:value-type="float">
            <text:p>8.017</text:p>
          </table:table-cell>
          <table:table-cell table:formula="of:=AVERAGE([.F49:.Q49])" office:value-type="float" office:value="8.70833333333333" calcext:value-type="float">
            <text:p>8.708</text:p>
          </table:table-cell>
          <table:table-cell table:formula="of:=AVERAGE([.E45:.E49])" office:value-type="float" office:value="6.00906474716086" calcext:value-type="float">
            <text:p>6.009</text:p>
          </table:table-cell>
          <table:table-cell table:formula="of:=STDEV([.F49:.Q49])" office:value-type="float" office:value="5.84223779251088" calcext:value-type="float">
            <text:p>5.84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formula="of:=AVERAGE([.C46:.C50])" office:value-type="float" office:value="8.20166666666667" calcext:value-type="float">
            <text:p>8.202</text:p>
          </table:table-cell>
          <table:table-cell table:formula="of:=AVERAGE([.F50:.Q50])" office:value-type="float" office:value="8.125" calcext:value-type="float">
            <text:p>8.125</text:p>
          </table:table-cell>
          <table:table-cell table:formula="of:=AVERAGE([.E46:.E50])" office:value-type="float" office:value="6.02849275840844" calcext:value-type="float">
            <text:p>6.028</text:p>
          </table:table-cell>
          <table:table-cell table:formula="of:=STDEV([.F50:.Q50])" office:value-type="float" office:value="6.11408582328916" calcext:value-type="float">
            <text:p>6.11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8" calcext:value-type="float">
            <text:p>1928</text:p>
          </table:table-cell>
          <table:table-cell table:formula="of:=AVERAGE([.C47:.C51])" office:value-type="float" office:value="8.28333333333333" calcext:value-type="float">
            <text:p>8.283</text:p>
          </table:table-cell>
          <table:table-cell table:formula="of:=AVERAGE([.F51:.Q51])" office:value-type="float" office:value="8.125" calcext:value-type="float">
            <text:p>8.125</text:p>
          </table:table-cell>
          <table:table-cell table:formula="of:=AVERAGE([.E47:.E51])" office:value-type="float" office:value="5.93883907336283" calcext:value-type="float">
            <text:p>5.939</text:p>
          </table:table-cell>
          <table:table-cell table:formula="of:=STDEV([.F51:.Q51])" office:value-type="float" office:value="5.29753373149843" calcext:value-type="float">
            <text:p>5.29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9" calcext:value-type="float">
            <text:p>1929</text:p>
          </table:table-cell>
          <table:table-cell table:formula="of:=AVERAGE([.C48:.C52])" office:value-type="float" office:value="8.18166666666667" calcext:value-type="float">
            <text:p>8.182</text:p>
          </table:table-cell>
          <table:table-cell table:formula="of:=AVERAGE([.F52:.Q52])" office:value-type="float" office:value="7.23333333333333" calcext:value-type="float">
            <text:p>7.233</text:p>
          </table:table-cell>
          <table:table-cell table:formula="of:=AVERAGE([.E48:.E52])" office:value-type="float" office:value="6.13324808223015" calcext:value-type="float">
            <text:p>6.133</text:p>
          </table:table-cell>
          <table:table-cell table:formula="of:=STDEV([.F52:.Q52])" office:value-type="float" office:value="7.38700743115091" calcext:value-type="float">
            <text:p>7.38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0" calcext:value-type="float">
            <text:p>1930</text:p>
          </table:table-cell>
          <table:table-cell table:formula="of:=AVERAGE([.C49:.C53])" office:value-type="float" office:value="8.22666666666667" calcext:value-type="float">
            <text:p>8.227</text:p>
          </table:table-cell>
          <table:table-cell table:formula="of:=AVERAGE([.F53:.Q53])" office:value-type="float" office:value="8.94166666666667" calcext:value-type="float">
            <text:p>8.942</text:p>
          </table:table-cell>
          <table:table-cell table:formula="of:=AVERAGE([.E49:.E53])" office:value-type="float" office:value="6.09969747398631" calcext:value-type="float">
            <text:p>6.100</text:p>
          </table:table-cell>
          <table:table-cell table:formula="of:=STDEV([.F53:.Q53])" office:value-type="float" office:value="5.85762259148218" calcext:value-type="float">
            <text:p>5.858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1" calcext:value-type="float">
            <text:p>1931</text:p>
          </table:table-cell>
          <table:table-cell table:formula="of:=AVERAGE([.C50:.C54])" office:value-type="float" office:value="8.07833333333334" calcext:value-type="float">
            <text:p>8.078</text:p>
          </table:table-cell>
          <table:table-cell table:formula="of:=AVERAGE([.F54:.Q54])" office:value-type="float" office:value="7.96666666666667" calcext:value-type="float">
            <text:p>7.967</text:p>
          </table:table-cell>
          <table:table-cell table:formula="of:=AVERAGE([.E50:.E54])" office:value-type="float" office:value="6.12740537310153" calcext:value-type="float">
            <text:p>6.127</text:p>
          </table:table-cell>
          <table:table-cell table:formula="of:=STDEV([.F54:.Q54])" office:value-type="float" office:value="5.98077728808697" calcext:value-type="float">
            <text:p>5.98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2" calcext:value-type="float">
            <text:p>1932</text:p>
          </table:table-cell>
          <table:table-cell table:formula="of:=AVERAGE([.C51:.C55])" office:value-type="float" office:value="8.25333333333333" calcext:value-type="float">
            <text:p>8.253</text:p>
          </table:table-cell>
          <table:table-cell table:formula="of:=AVERAGE([.F55:.Q55])" office:value-type="float" office:value="9" calcext:value-type="float">
            <text:p>9.000</text:p>
          </table:table-cell>
          <table:table-cell table:formula="of:=AVERAGE([.E51:.E55])" office:value-type="float" office:value="6.12772872664785" calcext:value-type="float">
            <text:p>6.128</text:p>
          </table:table-cell>
          <table:table-cell table:formula="of:=STDEV([.F55:.Q55])" office:value-type="float" office:value="6.11570259102077" calcext:value-type="float">
            <text:p>6.116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4.2" calcext:value-type="float">
            <text:p>14.2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3" calcext:value-type="float">
            <text:p>1933</text:p>
          </table:table-cell>
          <table:table-cell table:formula="of:=AVERAGE([.C52:.C56])" office:value-type="float" office:value="8.375" calcext:value-type="float">
            <text:p>8.375</text:p>
          </table:table-cell>
          <table:table-cell table:formula="of:=AVERAGE([.F56:.Q56])" office:value-type="float" office:value="8.73333333333333" calcext:value-type="float">
            <text:p>8.733</text:p>
          </table:table-cell>
          <table:table-cell table:formula="of:=AVERAGE([.E52:.E56])" office:value-type="float" office:value="6.40813604362599" calcext:value-type="float">
            <text:p>6.408</text:p>
          </table:table-cell>
          <table:table-cell table:formula="of:=STDEV([.F56:.Q56])" office:value-type="float" office:value="6.69957031638914" calcext:value-type="float">
            <text:p>6.700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formula="of:=AVERAGE([.C53:.C57])" office:value-type="float" office:value="8.87666666666667" calcext:value-type="float">
            <text:p>8.877</text:p>
          </table:table-cell>
          <table:table-cell table:formula="of:=AVERAGE([.F57:.Q57])" office:value-type="float" office:value="9.74166666666667" calcext:value-type="float">
            <text:p>9.742</text:p>
          </table:table-cell>
          <table:table-cell table:formula="of:=AVERAGE([.E53:.E57])" office:value-type="float" office:value="6.02370243792972" calcext:value-type="float">
            <text:p>6.024</text:p>
          </table:table-cell>
          <table:table-cell table:formula="of:=STDEV([.F57:.Q57])" office:value-type="float" office:value="5.46483940266955" calcext:value-type="float">
            <text:p>5.46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.3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formula="of:=AVERAGE([.C54:.C58])" office:value-type="float" office:value="8.86333333333333" calcext:value-type="float">
            <text:p>8.863</text:p>
          </table:table-cell>
          <table:table-cell table:formula="of:=AVERAGE([.F58:.Q58])" office:value-type="float" office:value="8.875" calcext:value-type="float">
            <text:p>8.875</text:p>
          </table:table-cell>
          <table:table-cell table:formula="of:=AVERAGE([.E54:.E58])" office:value-type="float" office:value="6.01865279564375" calcext:value-type="float">
            <text:p>6.019</text:p>
          </table:table-cell>
          <table:table-cell table:formula="of:=STDEV([.F58:.Q58])" office:value-type="float" office:value="5.83237438005234" calcext:value-type="float">
            <text:p>5.832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6" calcext:value-type="float">
            <text:p>1936</text:p>
          </table:table-cell>
          <table:table-cell table:formula="of:=AVERAGE([.C55:.C59])" office:value-type="float" office:value="9.01" calcext:value-type="float">
            <text:p>9.010</text:p>
          </table:table-cell>
          <table:table-cell table:formula="of:=AVERAGE([.F59:.Q59])" office:value-type="float" office:value="8.7" calcext:value-type="float">
            <text:p>8.700</text:p>
          </table:table-cell>
          <table:table-cell table:formula="of:=AVERAGE([.E55:.E59])" office:value-type="float" office:value="6.02434440135695" calcext:value-type="float">
            <text:p>6.024</text:p>
          </table:table-cell>
          <table:table-cell table:formula="of:=STDEV([.F59:.Q59])" office:value-type="float" office:value="6.00923531665295" calcext:value-type="float">
            <text:p>6.00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48" calcext:value-type="float">
            <text:p>1948</text:p>
          </table:table-cell>
          <table:table-cell table:formula="of:=AVERAGE([.C56:.C60])" office:value-type="float" office:value="9.06666666666667" calcext:value-type="float">
            <text:p>9.067</text:p>
          </table:table-cell>
          <table:table-cell table:formula="of:=AVERAGE([.F60:.Q60])" office:value-type="float" office:value="9.28333333333333" calcext:value-type="float">
            <text:p>9.283</text:p>
          </table:table-cell>
          <table:table-cell table:formula="of:=AVERAGE([.E56:.E60])" office:value-type="float" office:value="5.97834474390847" calcext:value-type="float">
            <text:p>5.978</text:p>
          </table:table-cell>
          <table:table-cell table:formula="of:=STDEV([.F60:.Q60])" office:value-type="float" office:value="5.88570430377836" calcext:value-type="float">
            <text:p>5.88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formula="of:=AVERAGE([.C57:.C61])" office:value-type="float" office:value="9.21333333333333" calcext:value-type="float">
            <text:p>9.213</text:p>
          </table:table-cell>
          <table:table-cell table:formula="of:=AVERAGE([.F61:.Q61])" office:value-type="float" office:value="9.46666666666667" calcext:value-type="float">
            <text:p>9.467</text:p>
          </table:table-cell>
          <table:table-cell table:formula="of:=AVERAGE([.E57:.E61])" office:value-type="float" office:value="5.72046019907636" calcext:value-type="float">
            <text:p>5.720</text:p>
          </table:table-cell>
          <table:table-cell table:formula="of:=STDEV([.F61:.Q61])" office:value-type="float" office:value="5.41014759222861" calcext:value-type="float">
            <text:p>5.41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0" calcext:value-type="float">
            <text:p>1950</text:p>
          </table:table-cell>
          <table:table-cell table:formula="of:=AVERAGE([.C58:.C62])" office:value-type="float" office:value="9.02833333333333" calcext:value-type="float">
            <text:p>9.028</text:p>
          </table:table-cell>
          <table:table-cell table:formula="of:=AVERAGE([.F62:.Q62])" office:value-type="float" office:value="8.81666666666667" calcext:value-type="float">
            <text:p>8.817</text:p>
          </table:table-cell>
          <table:table-cell table:formula="of:=AVERAGE([.E58:.E62])" office:value-type="float" office:value="5.89285847707188" calcext:value-type="float">
            <text:p>5.893</text:p>
          </table:table-cell>
          <table:table-cell table:formula="of:=STDEV([.F62:.Q62])" office:value-type="float" office:value="6.32683079264713" calcext:value-type="float">
            <text:p>6.32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formula="of:=AVERAGE([.C59:.C63])" office:value-type="float" office:value="9.01166666666667" calcext:value-type="float">
            <text:p>9.012</text:p>
          </table:table-cell>
          <table:table-cell table:formula="of:=AVERAGE([.F63:.Q63])" office:value-type="float" office:value="8.79166666666667" calcext:value-type="float">
            <text:p>8.792</text:p>
          </table:table-cell>
          <table:table-cell table:formula="of:=AVERAGE([.E59:.E63])" office:value-type="float" office:value="5.9033893037844" calcext:value-type="float">
            <text:p>5.903</text:p>
          </table:table-cell>
          <table:table-cell table:formula="of:=STDEV([.F63:.Q63])" office:value-type="float" office:value="5.88502851361492" calcext:value-type="float">
            <text:p>5.88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formula="of:=AVERAGE([.C60:.C64])" office:value-type="float" office:value="8.87666666666667" calcext:value-type="float">
            <text:p>8.877</text:p>
          </table:table-cell>
          <table:table-cell table:formula="of:=AVERAGE([.F64:.Q64])" office:value-type="float" office:value="8.025" calcext:value-type="float">
            <text:p>8.025</text:p>
          </table:table-cell>
          <table:table-cell table:formula="of:=AVERAGE([.E60:.E64])" office:value-type="float" office:value="5.86667586525242" calcext:value-type="float">
            <text:p>5.867</text:p>
          </table:table-cell>
          <table:table-cell table:formula="of:=STDEV([.F64:.Q64])" office:value-type="float" office:value="5.82566812399308" calcext:value-type="float">
            <text:p>5.82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3" calcext:value-type="float">
            <text:p>1953</text:p>
          </table:table-cell>
          <table:table-cell table:formula="of:=AVERAGE([.C61:.C65])" office:value-type="float" office:value="8.9" calcext:value-type="float">
            <text:p>8.900</text:p>
          </table:table-cell>
          <table:table-cell table:formula="of:=AVERAGE([.F65:.Q65])" office:value-type="float" office:value="9.4" calcext:value-type="float">
            <text:p>9.400</text:p>
          </table:table-cell>
          <table:table-cell table:formula="of:=AVERAGE([.E61:.E65])" office:value-type="float" office:value="5.93009206412029" calcext:value-type="float">
            <text:p>5.930</text:p>
          </table:table-cell>
          <table:table-cell table:formula="of:=STDEV([.F65:.Q65])" office:value-type="float" office:value="6.20278529811773" calcext:value-type="float">
            <text:p>6.203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formula="of:=AVERAGE([.C62:.C66])" office:value-type="float" office:value="8.64166666666667" calcext:value-type="float">
            <text:p>8.642</text:p>
          </table:table-cell>
          <table:table-cell table:formula="of:=AVERAGE([.F66:.Q66])" office:value-type="float" office:value="8.175" calcext:value-type="float">
            <text:p>8.175</text:p>
          </table:table-cell>
          <table:table-cell table:formula="of:=AVERAGE([.E62:.E66])" office:value-type="float" office:value="6.12117255306164" calcext:value-type="float">
            <text:p>6.121</text:p>
          </table:table-cell>
          <table:table-cell table:formula="of:=STDEV([.F66:.Q66])" office:value-type="float" office:value="6.36555003693532" calcext:value-type="float">
            <text:p>6.366</text:p>
          </table:table-cell>
          <table:table-cell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3.8" calcext:value-type="float">
            <text:p>13.8</text:p>
          </table:table-cell>
          <table:table-cell office:value-type="float" office:value="10.8" calcext:value-type="float">
            <text:p>10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5" calcext:value-type="float">
            <text:p>1955</text:p>
          </table:table-cell>
          <table:table-cell table:formula="of:=AVERAGE([.C63:.C67])" office:value-type="float" office:value="8.49833333333334" calcext:value-type="float">
            <text:p>8.498</text:p>
          </table:table-cell>
          <table:table-cell table:formula="of:=AVERAGE([.F67:.Q67])" office:value-type="float" office:value="8.1" calcext:value-type="float">
            <text:p>8.100</text:p>
          </table:table-cell>
          <table:table-cell table:formula="of:=AVERAGE([.E63:.E67])" office:value-type="float" office:value="6.28052327230764" calcext:value-type="float">
            <text:p>6.281</text:p>
          </table:table-cell>
          <table:table-cell table:formula="of:=STDEV([.F67:.Q67])" office:value-type="float" office:value="7.12358438887717" calcext:value-type="float">
            <text:p>7.124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formula="of:=AVERAGE([.C64:.C68])" office:value-type="float" office:value="8.24833333333334" calcext:value-type="float">
            <text:p>8.248</text:p>
          </table:table-cell>
          <table:table-cell table:formula="of:=AVERAGE([.F68:.Q68])" office:value-type="float" office:value="7.54166666666667" calcext:value-type="float">
            <text:p>7.542</text:p>
          </table:table-cell>
          <table:table-cell table:formula="of:=AVERAGE([.E64:.E68])" office:value-type="float" office:value="6.43313701844508" calcext:value-type="float">
            <text:p>6.433</text:p>
          </table:table-cell>
          <table:table-cell table:formula="of:=STDEV([.F68:.Q68])" office:value-type="float" office:value="6.64809724430208" calcext:value-type="float">
            <text:p>6.648</text:p>
          </table:table-cell>
          <table:table-cell office:value-type="float" office:value="1.3" calcext:value-type="float">
            <text:p>1.3</text:p>
          </table:table-cell>
          <table:table-cell office:value-type="float" office:value="-5.5" calcext:value-type="float">
            <text:p>-5.5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7" calcext:value-type="float">
            <text:p>1957</text:p>
          </table:table-cell>
          <table:table-cell table:formula="of:=AVERAGE([.C65:.C69])" office:value-type="float" office:value="8.42666666666667" calcext:value-type="float">
            <text:p>8.427</text:p>
          </table:table-cell>
          <table:table-cell table:formula="of:=AVERAGE([.F69:.Q69])" office:value-type="float" office:value="8.91666666666667" calcext:value-type="float">
            <text:p>8.917</text:p>
          </table:table-cell>
          <table:table-cell table:formula="of:=AVERAGE([.E65:.E69])" office:value-type="float" office:value="6.34103930199532" calcext:value-type="float">
            <text:p>6.341</text:p>
          </table:table-cell>
          <table:table-cell table:formula="of:=STDEV([.F69:.Q69])" office:value-type="float" office:value="5.36517954174429" calcext:value-type="float">
            <text:p>5.36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7" calcext:value-type="float">
            <text:p>9.7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8" calcext:value-type="float">
            <text:p>1958</text:p>
          </table:table-cell>
          <table:table-cell table:formula="of:=AVERAGE([.C66:.C70])" office:value-type="float" office:value="8.20666666666667" calcext:value-type="float">
            <text:p>8.207</text:p>
          </table:table-cell>
          <table:table-cell table:formula="of:=AVERAGE([.F70:.Q70])" office:value-type="float" office:value="8.3" calcext:value-type="float">
            <text:p>8.300</text:p>
          </table:table-cell>
          <table:table-cell table:formula="of:=AVERAGE([.E66:.E70])" office:value-type="float" office:value="6.39472122550222" calcext:value-type="float">
            <text:p>6.395</text:p>
          </table:table-cell>
          <table:table-cell table:formula="of:=STDEV([.F70:.Q70])" office:value-type="float" office:value="6.47119491565226" calcext:value-type="float">
            <text:p>6.4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9" calcext:value-type="float">
            <text:p>1959</text:p>
          </table:table-cell>
          <table:table-cell table:formula="of:=AVERAGE([.C67:.C71])" office:value-type="float" office:value="8.44333333333334" calcext:value-type="float">
            <text:p>8.443</text:p>
          </table:table-cell>
          <table:table-cell table:formula="of:=AVERAGE([.F71:.Q71])" office:value-type="float" office:value="9.35833333333333" calcext:value-type="float">
            <text:p>9.358</text:p>
          </table:table-cell>
          <table:table-cell table:formula="of:=AVERAGE([.E67:.E71])" office:value-type="float" office:value="6.4020503000024" calcext:value-type="float">
            <text:p>6.402</text:p>
          </table:table-cell>
          <table:table-cell table:formula="of:=STDEV([.F71:.Q71])" office:value-type="float" office:value="6.40219540943621" calcext:value-type="float">
            <text:p>6.40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0" calcext:value-type="float">
            <text:p>1960</text:p>
          </table:table-cell>
          <table:table-cell table:formula="of:=AVERAGE([.C68:.C72])" office:value-type="float" office:value="8.51333333333333" calcext:value-type="float">
            <text:p>8.513</text:p>
          </table:table-cell>
          <table:table-cell table:formula="of:=AVERAGE([.F72:.Q72])" office:value-type="float" office:value="8.45" calcext:value-type="float">
            <text:p>8.450</text:p>
          </table:table-cell>
          <table:table-cell table:formula="of:=AVERAGE([.E68:.E72])" office:value-type="float" office:value="6.14786554675216" calcext:value-type="float">
            <text:p>6.148</text:p>
          </table:table-cell>
          <table:table-cell table:formula="of:=STDEV([.F72:.Q72])" office:value-type="float" office:value="5.85266062262595" calcext:value-type="float">
            <text:p>5.85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1" calcext:value-type="float">
            <text:p>1961</text:p>
          </table:table-cell>
          <table:table-cell table:formula="of:=AVERAGE([.C69:.C73])" office:value-type="float" office:value="8.80333333333333" calcext:value-type="float">
            <text:p>8.803</text:p>
          </table:table-cell>
          <table:table-cell table:formula="of:=AVERAGE([.F73:.Q73])" office:value-type="float" office:value="8.99166666666667" calcext:value-type="float">
            <text:p>8.992</text:p>
          </table:table-cell>
          <table:table-cell table:formula="of:=AVERAGE([.E69:.E73])" office:value-type="float" office:value="5.96869133449549" calcext:value-type="float">
            <text:p>5.969</text:p>
          </table:table-cell>
          <table:table-cell table:formula="of:=STDEV([.F73:.Q73])" office:value-type="float" office:value="5.75222618301872" calcext:value-type="float">
            <text:p>5.752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2" calcext:value-type="float">
            <text:p>1962</text:p>
          </table:table-cell>
          <table:table-cell table:formula="of:=AVERAGE([.C70:.C74])" office:value-type="float" office:value="8.54166666666667" calcext:value-type="float">
            <text:p>8.542</text:p>
          </table:table-cell>
          <table:table-cell table:formula="of:=AVERAGE([.F74:.Q74])" office:value-type="float" office:value="7.60833333333333" calcext:value-type="float">
            <text:p>7.608</text:p>
          </table:table-cell>
          <table:table-cell table:formula="of:=AVERAGE([.E70:.E74])" office:value-type="float" office:value="5.98968744606472" calcext:value-type="float">
            <text:p>5.990</text:p>
          </table:table-cell>
          <table:table-cell table:formula="of:=STDEV([.F74:.Q74])" office:value-type="float" office:value="5.47016009959046" calcext:value-type="float">
            <text:p>5.47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3" calcext:value-type="float">
            <text:p>1963</text:p>
          </table:table-cell>
          <table:table-cell table:formula="of:=AVERAGE([.C71:.C75])" office:value-type="float" office:value="8.34166666666667" calcext:value-type="float">
            <text:p>8.342</text:p>
          </table:table-cell>
          <table:table-cell table:formula="of:=AVERAGE([.F75:.Q75])" office:value-type="float" office:value="7.3" calcext:value-type="float">
            <text:p>7.300</text:p>
          </table:table-cell>
          <table:table-cell table:formula="of:=AVERAGE([.E71:.E75])" office:value-type="float" office:value="6.2270786105518" calcext:value-type="float">
            <text:p>6.227</text:p>
          </table:table-cell>
          <table:table-cell table:formula="of:=STDEV([.F75:.Q75])" office:value-type="float" office:value="7.65815073808767" calcext:value-type="float">
            <text:p>7.658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4" calcext:value-type="float">
            <text:p>1964</text:p>
          </table:table-cell>
          <table:table-cell table:formula="of:=AVERAGE([.C72:.C76])" office:value-type="float" office:value="8.09333333333333" calcext:value-type="float">
            <text:p>8.093</text:p>
          </table:table-cell>
          <table:table-cell table:formula="of:=AVERAGE([.F76:.Q76])" office:value-type="float" office:value="8.11666666666667" calcext:value-type="float">
            <text:p>8.117</text:p>
          </table:table-cell>
          <table:table-cell table:formula="of:=AVERAGE([.E72:.E76])" office:value-type="float" office:value="6.13824145528064" calcext:value-type="float">
            <text:p>6.138</text:p>
          </table:table-cell>
          <table:table-cell table:formula="of:=STDEV([.F76:.Q76])" office:value-type="float" office:value="5.9580096330804" calcext:value-type="float">
            <text:p>5.958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5" calcext:value-type="float">
            <text:p>1965</text:p>
          </table:table-cell>
          <table:table-cell table:formula="of:=AVERAGE([.C73:.C77])" office:value-type="float" office:value="7.96666666666667" calcext:value-type="float">
            <text:p>7.967</text:p>
          </table:table-cell>
          <table:table-cell table:formula="of:=AVERAGE([.F77:.Q77])" office:value-type="float" office:value="7.81666666666667" calcext:value-type="float">
            <text:p>7.817</text:p>
          </table:table-cell>
          <table:table-cell table:formula="of:=AVERAGE([.E73:.E77])" office:value-type="float" office:value="6.11300272971354" calcext:value-type="float">
            <text:p>6.113</text:p>
          </table:table-cell>
          <table:table-cell table:formula="of:=STDEV([.F77:.Q77])" office:value-type="float" office:value="5.72646699479044" calcext:value-type="float">
            <text:p>5.72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6" calcext:value-type="float">
            <text:p>1966</text:p>
          </table:table-cell>
          <table:table-cell table:formula="of:=AVERAGE([.C74:.C78])" office:value-type="float" office:value="7.76666666666667" calcext:value-type="float">
            <text:p>7.767</text:p>
          </table:table-cell>
          <table:table-cell table:formula="of:=AVERAGE([.F78:.Q78])" office:value-type="float" office:value="7.99166666666667" calcext:value-type="float">
            <text:p>7.992</text:p>
          </table:table-cell>
          <table:table-cell table:formula="of:=AVERAGE([.E74:.E78])" office:value-type="float" office:value="6.26964191921612" calcext:value-type="float">
            <text:p>6.270</text:p>
          </table:table-cell>
          <table:table-cell table:formula="of:=STDEV([.F78:.Q78])" office:value-type="float" office:value="6.53542213053162" calcext:value-type="float">
            <text:p>6.535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7" calcext:value-type="float">
            <text:p>1967</text:p>
          </table:table-cell>
          <table:table-cell table:formula="of:=AVERAGE([.C75:.C79])" office:value-type="float" office:value="8.105" calcext:value-type="float">
            <text:p>8.105</text:p>
          </table:table-cell>
          <table:table-cell table:formula="of:=AVERAGE([.F79:.Q79])" office:value-type="float" office:value="9.3" calcext:value-type="float">
            <text:p>9.300</text:p>
          </table:table-cell>
          <table:table-cell table:formula="of:=AVERAGE([.E75:.E79])" office:value-type="float" office:value="6.29414790612983" calcext:value-type="float">
            <text:p>6.294</text:p>
          </table:table-cell>
          <table:table-cell table:formula="of:=STDEV([.F79:.Q79])" office:value-type="float" office:value="5.59269003415904" calcext:value-type="float">
            <text:p>5.593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8" calcext:value-type="float">
            <text:p>1968</text:p>
          </table:table-cell>
          <table:table-cell table:formula="of:=AVERAGE([.C76:.C80])" office:value-type="float" office:value="8.35166666666667" calcext:value-type="float">
            <text:p>8.352</text:p>
          </table:table-cell>
          <table:table-cell table:formula="of:=AVERAGE([.F80:.Q80])" office:value-type="float" office:value="8.53333333333333" calcext:value-type="float">
            <text:p>8.533</text:p>
          </table:table-cell>
          <table:table-cell table:formula="of:=AVERAGE([.E76:.E80])" office:value-type="float" office:value="6.05831048417439" calcext:value-type="float">
            <text:p>6.058</text:p>
          </table:table-cell>
          <table:table-cell table:formula="of:=STDEV([.F80:.Q80])" office:value-type="float" office:value="6.47896362831045" calcext:value-type="float">
            <text:p>6.47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5.6" calcext:value-type="float">
            <text:p>5.6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9" calcext:value-type="float">
            <text:p>1969</text:p>
          </table:table-cell>
          <table:table-cell table:formula="of:=AVERAGE([.C77:.C81])" office:value-type="float" office:value="8.31" calcext:value-type="float">
            <text:p>8.310</text:p>
          </table:table-cell>
          <table:table-cell table:formula="of:=AVERAGE([.F81:.Q81])" office:value-type="float" office:value="7.90833333333334" calcext:value-type="float">
            <text:p>7.908</text:p>
          </table:table-cell>
          <table:table-cell table:formula="of:=AVERAGE([.E77:.E81])" office:value-type="float" office:value="6.36255634595812" calcext:value-type="float">
            <text:p>6.363</text:p>
          </table:table-cell>
          <table:table-cell table:formula="of:=STDEV([.F81:.Q81])" office:value-type="float" office:value="7.47923894199906" calcext:value-type="float">
            <text:p>7.479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3" calcext:value-type="float">
            <text:p>1973</text:p>
          </table:table-cell>
          <table:table-cell table:formula="of:=AVERAGE([.C78:.C82])" office:value-type="float" office:value="8.50166666666667" calcext:value-type="float">
            <text:p>8.502</text:p>
          </table:table-cell>
          <table:table-cell table:formula="of:=AVERAGE([.F82:.Q82])" office:value-type="float" office:value="8.775" calcext:value-type="float">
            <text:p>8.775</text:p>
          </table:table-cell>
          <table:table-cell table:formula="of:=AVERAGE([.E78:.E82])" office:value-type="float" office:value="6.35005114031293" calcext:value-type="float">
            <text:p>6.350</text:p>
          </table:table-cell>
          <table:table-cell table:formula="of:=STDEV([.F82:.Q82])" office:value-type="float" office:value="5.66394096656447" calcext:value-type="float">
            <text:p>5.66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formula="of:=AVERAGE([.C79:.C83])" office:value-type="float" office:value="8.72166666666667" calcext:value-type="float">
            <text:p>8.722</text:p>
          </table:table-cell>
          <table:table-cell table:formula="of:=AVERAGE([.F83:.Q83])" office:value-type="float" office:value="9.09166666666667" calcext:value-type="float">
            <text:p>9.092</text:p>
          </table:table-cell>
          <table:table-cell table:formula="of:=AVERAGE([.E79:.E83])" office:value-type="float" office:value="5.95312986974355" calcext:value-type="float">
            <text:p>5.953</text:p>
          </table:table-cell>
          <table:table-cell table:formula="of:=STDEV([.F83:.Q83])" office:value-type="float" office:value="4.55081577768473" calcext:value-type="float">
            <text:p>4.55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5" calcext:value-type="float">
            <text:p>1975</text:p>
          </table:table-cell>
          <table:table-cell table:formula="of:=AVERAGE([.C80:.C84])" office:value-type="float" office:value="8.725" calcext:value-type="float">
            <text:p>8.725</text:p>
          </table:table-cell>
          <table:table-cell table:formula="of:=AVERAGE([.F84:.Q84])" office:value-type="float" office:value="9.31666666666667" calcext:value-type="float">
            <text:p>9.317</text:p>
          </table:table-cell>
          <table:table-cell table:formula="of:=AVERAGE([.E80:.E84])" office:value-type="float" office:value="6.00975400517385" calcext:value-type="float">
            <text:p>6.010</text:p>
          </table:table-cell>
          <table:table-cell table:formula="of:=STDEV([.F84:.Q84])" office:value-type="float" office:value="5.87581071131053" calcext:value-type="float">
            <text:p>5.876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6" calcext:value-type="float">
            <text:p>1976</text:p>
          </table:table-cell>
          <table:table-cell table:formula="of:=AVERAGE([.C81:.C85])" office:value-type="float" office:value="8.72" calcext:value-type="float">
            <text:p>8.720</text:p>
          </table:table-cell>
          <table:table-cell table:formula="of:=AVERAGE([.F85:.Q85])" office:value-type="float" office:value="8.50833333333333" calcext:value-type="float">
            <text:p>8.508</text:p>
          </table:table-cell>
          <table:table-cell table:formula="of:=AVERAGE([.E81:.E85])" office:value-type="float" office:value="6.02343607591841" calcext:value-type="float">
            <text:p>6.023</text:p>
          </table:table-cell>
          <table:table-cell table:formula="of:=STDEV([.F85:.Q85])" office:value-type="float" office:value="6.54737398203326" calcext:value-type="float">
            <text:p>6.54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7" calcext:value-type="float">
            <text:p>1977</text:p>
          </table:table-cell>
          <table:table-cell table:formula="of:=AVERAGE([.C82:.C86])" office:value-type="float" office:value="8.85333333333333" calcext:value-type="float">
            <text:p>8.853</text:p>
          </table:table-cell>
          <table:table-cell table:formula="of:=AVERAGE([.F86:.Q86])" office:value-type="float" office:value="8.575" calcext:value-type="float">
            <text:p>8.575</text:p>
          </table:table-cell>
          <table:table-cell table:formula="of:=AVERAGE([.E82:.E86])" office:value-type="float" office:value="5.63077787808192" calcext:value-type="float">
            <text:p>5.631</text:p>
          </table:table-cell>
          <table:table-cell table:formula="of:=STDEV([.F86:.Q86])" office:value-type="float" office:value="5.51594795281662" calcext:value-type="float">
            <text:p>5.5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8" calcext:value-type="float">
            <text:p>1978</text:p>
          </table:table-cell>
          <table:table-cell table:formula="of:=AVERAGE([.C83:.C87])" office:value-type="float" office:value="8.72" calcext:value-type="float">
            <text:p>8.720</text:p>
          </table:table-cell>
          <table:table-cell table:formula="of:=AVERAGE([.F87:.Q87])" office:value-type="float" office:value="8.10833333333333" calcext:value-type="float">
            <text:p>8.108</text:p>
          </table:table-cell>
          <table:table-cell table:formula="of:=AVERAGE([.E83:.E87])" office:value-type="float" office:value="5.67230444304943" calcext:value-type="float">
            <text:p>5.672</text:p>
          </table:table-cell>
          <table:table-cell table:formula="of:=STDEV([.F87:.Q87])" office:value-type="float" office:value="5.87157379140199" calcext:value-type="float">
            <text:p>5.872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9" calcext:value-type="float">
            <text:p>1979</text:p>
          </table:table-cell>
          <table:table-cell table:formula="of:=AVERAGE([.C84:.C88])" office:value-type="float" office:value="8.34333333333333" calcext:value-type="float">
            <text:p>8.343</text:p>
          </table:table-cell>
          <table:table-cell table:formula="of:=AVERAGE([.F88:.Q88])" office:value-type="float" office:value="7.20833333333333" calcext:value-type="float">
            <text:p>7.208</text:p>
          </table:table-cell>
          <table:table-cell table:formula="of:=AVERAGE([.E84:.E88])" office:value-type="float" office:value="6.05569055096158" calcext:value-type="float">
            <text:p>6.056</text:p>
          </table:table-cell>
          <table:table-cell table:formula="of:=STDEV([.F88:.Q88])" office:value-type="float" office:value="6.46774631724548" calcext:value-type="float">
            <text:p>6.468</text:p>
          </table:table-cell>
          <table:table-cell office:value-type="float" office:value="-3.3" calcext:value-type="float">
            <text:p>-3.3</text:p>
          </table:table-cell>
          <table:table-cell office:value-type="float" office:value="-2.5" calcext:value-type="float">
            <text:p>-2.5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0" calcext:value-type="float">
            <text:p>1980</text:p>
          </table:table-cell>
          <table:table-cell table:formula="of:=AVERAGE([.C85:.C89])" office:value-type="float" office:value="8.06833333333333" calcext:value-type="float">
            <text:p>8.068</text:p>
          </table:table-cell>
          <table:table-cell table:formula="of:=AVERAGE([.F89:.Q89])" office:value-type="float" office:value="7.94166666666667" calcext:value-type="float">
            <text:p>7.942</text:p>
          </table:table-cell>
          <table:table-cell table:formula="of:=AVERAGE([.E85:.E89])" office:value-type="float" office:value="6.11798792747415" calcext:value-type="float">
            <text:p>6.118</text:p>
          </table:table-cell>
          <table:table-cell table:formula="of:=STDEV([.F89:.Q89])" office:value-type="float" office:value="6.1872975938734" calcext:value-type="float">
            <text:p>6.187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1" calcext:value-type="float">
            <text:p>1981</text:p>
          </table:table-cell>
          <table:table-cell table:formula="of:=AVERAGE([.C86:.C90])" office:value-type="float" office:value="8.00333333333333" calcext:value-type="float">
            <text:p>8.003</text:p>
          </table:table-cell>
          <table:table-cell table:formula="of:=AVERAGE([.F90:.Q90])" office:value-type="float" office:value="8.18333333333333" calcext:value-type="float">
            <text:p>8.183</text:p>
          </table:table-cell>
          <table:table-cell table:formula="of:=AVERAGE([.E86:.E90])" office:value-type="float" office:value="6.0631143595159" calcext:value-type="float">
            <text:p>6.063</text:p>
          </table:table-cell>
          <table:table-cell table:formula="of:=STDEV([.F90:.Q90])" office:value-type="float" office:value="6.27300614224202" calcext:value-type="float">
            <text:p>6.27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2" calcext:value-type="float">
            <text:p>1982</text:p>
          </table:table-cell>
          <table:table-cell table:formula="of:=AVERAGE([.C87:.C91])" office:value-type="float" office:value="8.05333333333333" calcext:value-type="float">
            <text:p>8.053</text:p>
          </table:table-cell>
          <table:table-cell table:formula="of:=AVERAGE([.F91:.Q91])" office:value-type="float" office:value="8.825" calcext:value-type="float">
            <text:p>8.825</text:p>
          </table:table-cell>
          <table:table-cell table:formula="of:=AVERAGE([.E87:.E91])" office:value-type="float" office:value="6.2761487067935" calcext:value-type="float">
            <text:p>6.276</text:p>
          </table:table-cell>
          <table:table-cell table:formula="of:=STDEV([.F91:.Q91])" office:value-type="float" office:value="6.58111968920459" calcext:value-type="float">
            <text:p>6.581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4.6" calcext:value-type="float">
            <text:p>14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3" calcext:value-type="float">
            <text:p>1983</text:p>
          </table:table-cell>
          <table:table-cell table:formula="of:=AVERAGE([.C88:.C92])" office:value-type="float" office:value="8.27833333333333" calcext:value-type="float">
            <text:p>8.278</text:p>
          </table:table-cell>
          <table:table-cell table:formula="of:=AVERAGE([.F92:.Q92])" office:value-type="float" office:value="9.23333333333333" calcext:value-type="float">
            <text:p>9.233</text:p>
          </table:table-cell>
          <table:table-cell table:formula="of:=AVERAGE([.E88:.E92])" office:value-type="float" office:value="6.23965749557232" calcext:value-type="float">
            <text:p>6.240</text:p>
          </table:table-cell>
          <table:table-cell table:formula="of:=STDEV([.F92:.Q92])" office:value-type="float" office:value="5.6891177352961" calcext:value-type="float">
            <text:p>5.68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4" calcext:value-type="float">
            <text:p>1984</text:p>
          </table:table-cell>
          <table:table-cell table:formula="of:=AVERAGE([.C89:.C93])" office:value-type="float" office:value="8.51666666666667" calcext:value-type="float">
            <text:p>8.517</text:p>
          </table:table-cell>
          <table:table-cell table:formula="of:=AVERAGE([.F93:.Q93])" office:value-type="float" office:value="8.4" calcext:value-type="float">
            <text:p>8.400</text:p>
          </table:table-cell>
          <table:table-cell table:formula="of:=AVERAGE([.E89:.E93])" office:value-type="float" office:value="6.0648737855956" calcext:value-type="float">
            <text:p>6.065</text:p>
          </table:table-cell>
          <table:table-cell table:formula="of:=STDEV([.F93:.Q93])" office:value-type="float" office:value="5.59382776736191" calcext:value-type="float">
            <text:p>5.59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5" calcext:value-type="float">
            <text:p>1985</text:p>
          </table:table-cell>
          <table:table-cell table:formula="of:=AVERAGE([.C90:.C94])" office:value-type="float" office:value="8.42333333333333" calcext:value-type="float">
            <text:p>8.423</text:p>
          </table:table-cell>
          <table:table-cell table:formula="of:=AVERAGE([.F94:.Q94])" office:value-type="float" office:value="7.475" calcext:value-type="float">
            <text:p>7.475</text:p>
          </table:table-cell>
          <table:table-cell table:formula="of:=AVERAGE([.E90:.E94])" office:value-type="float" office:value="6.21539186684976" calcext:value-type="float">
            <text:p>6.215</text:p>
          </table:table-cell>
          <table:table-cell table:formula="of:=STDEV([.F94:.Q94])" office:value-type="float" office:value="6.9398880001442" calcext:value-type="float">
            <text:p>6.940</text:p>
          </table:table-cell>
          <table:table-cell office:value-type="float" office:value="-3.7" calcext:value-type="float">
            <text:p>-3.7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6" calcext:value-type="float">
            <text:p>1986</text:p>
          </table:table-cell>
          <table:table-cell table:formula="of:=AVERAGE([.C91:.C95])" office:value-type="float" office:value="8.34333333333333" calcext:value-type="float">
            <text:p>8.343</text:p>
          </table:table-cell>
          <table:table-cell table:formula="of:=AVERAGE([.F95:.Q95])" office:value-type="float" office:value="7.78333333333334" calcext:value-type="float">
            <text:p>7.783</text:p>
          </table:table-cell>
          <table:table-cell table:formula="of:=AVERAGE([.E91:.E95])" office:value-type="float" office:value="6.21938533331335" calcext:value-type="float">
            <text:p>6.219</text:p>
          </table:table-cell>
          <table:table-cell table:formula="of:=STDEV([.F95:.Q95])" office:value-type="float" office:value="6.29297347455995" calcext:value-type="float">
            <text:p>6.29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7" calcext:value-type="float">
            <text:p>1987</text:p>
          </table:table-cell>
          <table:table-cell table:formula="of:=AVERAGE([.C92:.C96])" office:value-type="float" office:value="8.08" calcext:value-type="float">
            <text:p>8.080</text:p>
          </table:table-cell>
          <table:table-cell table:formula="of:=AVERAGE([.F96:.Q96])" office:value-type="float" office:value="7.50833333333333" calcext:value-type="float">
            <text:p>7.508</text:p>
          </table:table-cell>
          <table:table-cell table:formula="of:=AVERAGE([.E92:.E96])" office:value-type="float" office:value="6.14730281781471" calcext:value-type="float">
            <text:p>6.147</text:p>
          </table:table-cell>
          <table:table-cell table:formula="of:=STDEV([.F96:.Q96])" office:value-type="float" office:value="6.22070711171141" calcext:value-type="float">
            <text:p>6.221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8" calcext:value-type="float">
            <text:p>1988</text:p>
          </table:table-cell>
          <table:table-cell table:formula="of:=AVERAGE([.C93:.C97])" office:value-type="float" office:value="8.09833333333333" calcext:value-type="float">
            <text:p>8.098</text:p>
          </table:table-cell>
          <table:table-cell table:formula="of:=AVERAGE([.F97:.Q97])" office:value-type="float" office:value="9.325" calcext:value-type="float">
            <text:p>9.325</text:p>
          </table:table-cell>
          <table:table-cell table:formula="of:=AVERAGE([.E93:.E97])" office:value-type="float" office:value="6.03706691355603" calcext:value-type="float">
            <text:p>6.037</text:p>
          </table:table-cell>
          <table:table-cell table:formula="of:=STDEV([.F97:.Q97])" office:value-type="float" office:value="5.13793821400268" calcext:value-type="float">
            <text:p>5.138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9" calcext:value-type="float">
            <text:p>1989</text:p>
          </table:table-cell>
          <table:table-cell table:formula="of:=AVERAGE([.C94:.C98])" office:value-type="float" office:value="8.38833333333333" calcext:value-type="float">
            <text:p>8.388</text:p>
          </table:table-cell>
          <table:table-cell table:formula="of:=AVERAGE([.F98:.Q98])" office:value-type="float" office:value="9.85" calcext:value-type="float">
            <text:p>9.850</text:p>
          </table:table-cell>
          <table:table-cell table:formula="of:=AVERAGE([.E94:.E98])" office:value-type="float" office:value="5.91609893474496" calcext:value-type="float">
            <text:p>5.916</text:p>
          </table:table-cell>
          <table:table-cell table:formula="of:=STDEV([.F98:.Q98])" office:value-type="float" office:value="4.98898787330657" calcext:value-type="float">
            <text:p>4.98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0" calcext:value-type="float">
            <text:p>1990</text:p>
          </table:table-cell>
          <table:table-cell table:formula="of:=AVERAGE([.C95:.C99])" office:value-type="float" office:value="8.87166666666667" calcext:value-type="float">
            <text:p>8.872</text:p>
          </table:table-cell>
          <table:table-cell table:formula="of:=AVERAGE([.F99:.Q99])" office:value-type="float" office:value="9.89166666666667" calcext:value-type="float">
            <text:p>9.892</text:p>
          </table:table-cell>
          <table:table-cell table:formula="of:=AVERAGE([.E95:.E99])" office:value-type="float" office:value="5.46591209770727" calcext:value-type="float">
            <text:p>5.466</text:p>
          </table:table-cell>
          <table:table-cell table:formula="of:=STDEV([.F99:.Q99])" office:value-type="float" office:value="4.68895381495573" calcext:value-type="float">
            <text:p>4.689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1" calcext:value-type="float">
            <text:p>1991</text:p>
          </table:table-cell>
          <table:table-cell table:formula="of:=AVERAGE([.C96:.C100])" office:value-type="float" office:value="9.06833333333333" calcext:value-type="float">
            <text:p>9.068</text:p>
          </table:table-cell>
          <table:table-cell table:formula="of:=AVERAGE([.F100:.Q100])" office:value-type="float" office:value="8.76666666666667" calcext:value-type="float">
            <text:p>8.767</text:p>
          </table:table-cell>
          <table:table-cell table:formula="of:=AVERAGE([.E96:.E100])" office:value-type="float" office:value="5.3645973903942" calcext:value-type="float">
            <text:p>5.365</text:p>
          </table:table-cell>
          <table:table-cell table:formula="of:=STDEV([.F100:.Q100])" office:value-type="float" office:value="5.78639993799463" calcext:value-type="float">
            <text:p>5.78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2" calcext:value-type="float">
            <text:p>1992</text:p>
          </table:table-cell>
          <table:table-cell table:formula="of:=AVERAGE([.C97:.C101])" office:value-type="float" office:value="9.535" calcext:value-type="float">
            <text:p>9.535</text:p>
          </table:table-cell>
          <table:table-cell table:formula="of:=AVERAGE([.F101:.Q101])" office:value-type="float" office:value="9.84166666666667" calcext:value-type="float">
            <text:p>9.842</text:p>
          </table:table-cell>
          <table:table-cell table:formula="of:=AVERAGE([.E97:.E101])" office:value-type="float" office:value="5.26013561469378" calcext:value-type="float">
            <text:p>5.260</text:p>
          </table:table-cell>
          <table:table-cell table:formula="of:=STDEV([.F101:.Q101])" office:value-type="float" office:value="5.69839823320926" calcext:value-type="float">
            <text:p>5.698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3" calcext:value-type="float">
            <text:p>1993</text:p>
          </table:table-cell>
          <table:table-cell table:formula="of:=AVERAGE([.C98:.C102])" office:value-type="float" office:value="9.33666666666667" calcext:value-type="float">
            <text:p>9.337</text:p>
          </table:table-cell>
          <table:table-cell table:formula="of:=AVERAGE([.F102:.Q102])" office:value-type="float" office:value="8.33333333333333" calcext:value-type="float">
            <text:p>8.333</text:p>
          </table:table-cell>
          <table:table-cell table:formula="of:=AVERAGE([.E98:.E102])" office:value-type="float" office:value="5.2836195751399" calcext:value-type="float">
            <text:p>5.284</text:p>
          </table:table-cell>
          <table:table-cell table:formula="of:=STDEV([.F102:.Q102])" office:value-type="float" office:value="5.25535801623333" calcext:value-type="float">
            <text:p>5.25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4" calcext:value-type="float">
            <text:p>1994</text:p>
          </table:table-cell>
          <table:table-cell table:formula="of:=AVERAGE([.C99:.C103])" office:value-type="float" office:value="9.27" calcext:value-type="float">
            <text:p>9.270</text:p>
          </table:table-cell>
          <table:table-cell table:formula="of:=AVERAGE([.F103:.Q103])" office:value-type="float" office:value="9.51666666666667" calcext:value-type="float">
            <text:p>9.517</text:p>
          </table:table-cell>
          <table:table-cell table:formula="of:=AVERAGE([.E99:.E103])" office:value-type="float" office:value="5.48387597811622" calcext:value-type="float">
            <text:p>5.484</text:p>
          </table:table-cell>
          <table:table-cell table:formula="of:=STDEV([.F103:.Q103])" office:value-type="float" office:value="5.99026988818812" calcext:value-type="float">
            <text:p>5.990</text:p>
          </table:table-cell>
          <table:table-cell office:value-type="float" office:value="3.8" calcext:value-type="float">
            <text:p>3.8</text:p>
          </table:table-cell>
          <table:table-cell office:value-type="float" office:value="-0.3" calcext:value-type="float">
            <text:p>-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5" calcext:value-type="float">
            <text:p>1995</text:p>
          </table:table-cell>
          <table:table-cell table:formula="of:=AVERAGE([.C100:.C104])" office:value-type="float" office:value="9.14333333333333" calcext:value-type="float">
            <text:p>9.143</text:p>
          </table:table-cell>
          <table:table-cell table:formula="of:=AVERAGE([.F104:.Q104])" office:value-type="float" office:value="9.25833333333333" calcext:value-type="float">
            <text:p>9.258</text:p>
          </table:table-cell>
          <table:table-cell table:formula="of:=AVERAGE([.E100:.E104])" office:value-type="float" office:value="5.83845325539655" calcext:value-type="float">
            <text:p>5.838</text:p>
          </table:table-cell>
          <table:table-cell table:formula="of:=STDEV([.F104:.Q104])" office:value-type="float" office:value="6.46184020135741" calcext:value-type="float">
            <text:p>6.462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6" calcext:value-type="float">
            <text:p>1996</text:p>
          </table:table-cell>
          <table:table-cell table:formula="of:=AVERAGE([.C101:.C105])" office:value-type="float" office:value="8.885" calcext:value-type="float">
            <text:p>8.885</text:p>
          </table:table-cell>
          <table:table-cell table:formula="of:=AVERAGE([.F105:.Q105])" office:value-type="float" office:value="7.475" calcext:value-type="float">
            <text:p>7.475</text:p>
          </table:table-cell>
          <table:table-cell table:formula="of:=AVERAGE([.E101:.E105])" office:value-type="float" office:value="6.08778428206367" calcext:value-type="float">
            <text:p>6.088</text:p>
          </table:table-cell>
          <table:table-cell table:formula="of:=STDEV([.F105:.Q105])" office:value-type="float" office:value="7.03305507133021" calcext:value-type="float">
            <text:p>7.033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7" calcext:value-type="float">
            <text:p>1997</text:p>
          </table:table-cell>
          <table:table-cell table:formula="of:=AVERAGE([.C102:.C106])" office:value-type="float" office:value="8.77" calcext:value-type="float">
            <text:p>8.770</text:p>
          </table:table-cell>
          <table:table-cell table:formula="of:=AVERAGE([.F106:.Q106])" office:value-type="float" office:value="9.26666666666667" calcext:value-type="float">
            <text:p>9.267</text:p>
          </table:table-cell>
          <table:table-cell table:formula="of:=AVERAGE([.E102:.E106])" office:value-type="float" office:value="6.31392994924448" calcext:value-type="float">
            <text:p>6.314</text:p>
          </table:table-cell>
          <table:table-cell table:formula="of:=STDEV([.F106:.Q106])" office:value-type="float" office:value="6.82912656911334" calcext:value-type="float">
            <text:p>6.829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8" calcext:value-type="float">
            <text:p>1998</text:p>
          </table:table-cell>
          <table:table-cell table:formula="of:=AVERAGE([.C103:.C107])" office:value-type="float" office:value="8.94166666666667" calcext:value-type="float">
            <text:p>8.942</text:p>
          </table:table-cell>
          <table:table-cell table:formula="of:=AVERAGE([.F107:.Q107])" office:value-type="float" office:value="9.19166666666667" calcext:value-type="float">
            <text:p>9.192</text:p>
          </table:table-cell>
          <table:table-cell table:formula="of:=AVERAGE([.E103:.E107])" office:value-type="float" office:value="6.30897526396665" calcext:value-type="float">
            <text:p>6.309</text:p>
          </table:table-cell>
          <table:table-cell table:formula="of:=STDEV([.F107:.Q107])" office:value-type="float" office:value="5.23058458984416" calcext:value-type="float">
            <text:p>5.2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9" calcext:value-type="float">
            <text:p>1999</text:p>
          </table:table-cell>
          <table:table-cell table:formula="of:=AVERAGE([.C104:.C108])" office:value-type="float" office:value="9.04999999999999" calcext:value-type="float">
            <text:p>9.050</text:p>
          </table:table-cell>
          <table:table-cell table:formula="of:=AVERAGE([.F108:.Q108])" office:value-type="float" office:value="10.0583333333333" calcext:value-type="float">
            <text:p>10.058</text:p>
          </table:table-cell>
          <table:table-cell table:formula="of:=AVERAGE([.E104:.E108])" office:value-type="float" office:value="6.2862884114384" calcext:value-type="float">
            <text:p>6.286</text:p>
          </table:table-cell>
          <table:table-cell table:formula="of:=STDEV([.F108:.Q108])" office:value-type="float" office:value="5.87683562554688" calcext:value-type="float">
            <text:p>5.87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formula="of:=AVERAGE([.C105:.C109])" office:value-type="float" office:value="9.23999999999999" calcext:value-type="float">
            <text:p>9.240</text:p>
          </table:table-cell>
          <table:table-cell table:formula="of:=AVERAGE([.F109:.Q109])" office:value-type="float" office:value="10.2083333333333" calcext:value-type="float">
            <text:p>10.208</text:p>
          </table:table-cell>
          <table:table-cell table:formula="of:=AVERAGE([.E105:.E109])" office:value-type="float" office:value="5.93202128968972" calcext:value-type="float">
            <text:p>5.932</text:p>
          </table:table-cell>
          <table:table-cell table:formula="of:=STDEV([.F109:.Q109])" office:value-type="float" office:value="4.69050459261403" calcext:value-type="float">
            <text:p>4.691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office:value-type="float" office:value="14.4" calcext:value-type="float">
            <text:p>14.4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formula="of:=AVERAGE([.C106:.C110])" office:value-type="float" office:value="9.58499999999999" calcext:value-type="float">
            <text:p>9.585</text:p>
          </table:table-cell>
          <table:table-cell table:formula="of:=AVERAGE([.F110:.Q110])" office:value-type="float" office:value="9.2" calcext:value-type="float">
            <text:p>9.200</text:p>
          </table:table-cell>
          <table:table-cell table:formula="of:=AVERAGE([.E106:.E110])" office:value-type="float" office:value="5.78620367642164" calcext:value-type="float">
            <text:p>5.786</text:p>
          </table:table-cell>
          <table:table-cell table:formula="of:=STDEV([.F110:.Q110])" office:value-type="float" office:value="6.30396700498979" calcext:value-type="float">
            <text:p>6.30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formula="of:=AVERAGE([.C107:.C111])" office:value-type="float" office:value="9.73999999999999" calcext:value-type="float">
            <text:p>9.740</text:p>
          </table:table-cell>
          <table:table-cell table:formula="of:=AVERAGE([.F111:.Q111])" office:value-type="float" office:value="10.0416666666667" calcext:value-type="float">
            <text:p>10.042</text:p>
          </table:table-cell>
          <table:table-cell table:formula="of:=AVERAGE([.E107:.E111])" office:value-type="float" office:value="5.68446864514379" calcext:value-type="float">
            <text:p>5.684</text:p>
          </table:table-cell>
          <table:table-cell table:formula="of:=STDEV([.F111:.Q111])" office:value-type="float" office:value="6.3204514127241" calcext:value-type="float">
            <text:p>6.320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31.62mm">
            <draw:object draw:notify-on-update-of-ranges="Sheet1.A11:Sheet1.A111 Sheet1.C10:Sheet1.C10 Sheet1.C11:Sheet1.C111 Sheet1.A11:Sheet1.A111 Sheet1.E10:Sheet1.E10 Sheet1.E11:Sheet1.E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85.15mm">
            <draw:object draw:notify-on-update-of-ranges="Sheet1.A11:Sheet1.A111 Sheet1.B10:Sheet1.B10 Sheet1.B11:Sheet1.B111 Sheet1.A11:Sheet1.A111 Sheet1.D10:Sheet1.D10 Sheet1.D11:Sheet1.D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59mm" svg:y="329.65mm">
            <draw:object draw:notify-on-update-of-ranges="Sheet1.A11:Sheet1.A111 Sheet1.B10:Sheet1.B10 Sheet1.B11:Sheet1.B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2:50:45.291039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3:00:00.979397642</dc:date>
    <meta:editing-duration>PT3H19M15S</meta:editing-duration>
    <meta:editing-cycles>9</meta:editing-cycles>
    <meta:generator>LibreOffice/6.0.3.2$Linux_X86_64 LibreOffice_project/00m0$Build-2</meta:generator>
    <meta:document-statistic meta:table-count="2" meta:cell-count="293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990010</text:p>
        </chart:title>
        <chart:legend svg:x="3.666cm" svg:y="2.175cm" style:legend-expansion="custom" chartooo:width="6.175cm" chartooo:height="1.499cm" style:legend-expansion-aspect-ratio="4.11941294196131" chart:style-name="ch3"/>
        <chart:plot-area chart:style-name="ch4" table:cell-range-address="Sheet1.A11:Sheet1.A111 Sheet1.C10:Sheet1.C111 Sheet1.E10:Sheet1.E111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11:Sheet1.C111" chart:label-cell-address="Sheet1.C10:Sheet1.C10" chart:class="chart:scatter">
            <chart:domain table:cell-range-address="Sheet1.A11:Sheet1.A111"/>
            <chart:regression-curve chart:style-name="ch11"/>
            <chart:data-point chart:repeated="44"/>
            <chart:data-point chart:style-name="ch12"/>
            <chart:data-point chart:repeated="56"/>
          </chart:series>
          <chart:series chart:style-name="ch13" chart:values-cell-range-address="Sheet1.E11:Sheet1.E111" chart:label-cell-address="Sheet1.E10:Sheet1.E10" chart:class="chart:scatter">
            <chart:regression-curve chart:style-name="ch14"/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  <table:table-cell office:value-type="float" office:value="6.21310321137123">
                <text:p>6.21310321137123</text:p>
                <draw:g>
                  <svg:desc>Sheet1.E11:Sheet1.E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  <table:table-cell office:value-type="float" office:value="7.19242025266246">
                <text:p>7.1924202526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6.31402959265869">
                <text:p>6.31402959265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  <table:table-cell office:value-type="float" office:value="6.69714434846991">
                <text:p>6.69714434846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  <table:table-cell office:value-type="float" office:value="6.20680833415772">
                <text:p>6.2068083341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80979686432226">
                <text:p>6.8097968643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5.27230471138543">
                <text:p>5.2723047113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  <table:table-cell office:value-type="float" office:value="7.31262917523824">
                <text:p>7.3126291752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  <table:table-cell office:value-type="float" office:value="6.18392343831237">
                <text:p>6.1839234383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6.65493095836509">
                <text:p>6.6549309583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4.95925825343291">
                <text:p>4.9592582534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  <table:table-cell office:value-type="float" office:value="5.98732879175731">
                <text:p>5.9873287917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41708774690787">
                <text:p>6.4170877469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  <table:table-cell office:value-type="float" office:value="7.08123320025288">
                <text:p>7.081233200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  <table:table-cell office:value-type="float" office:value="5.44601605846796">
                <text:p>5.44601605846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  <table:table-cell office:value-type="float" office:value="5.53262363101126">
                <text:p>5.5326236310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68312227458453">
                <text:p>5.6831222745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6.24084177500168">
                <text:p>6.2408417750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6.08124289529">
                <text:p>6.0812428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  <table:table-cell office:value-type="float" office:value="5.64432538846841">
                <text:p>5.64432538846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  <table:table-cell office:value-type="float" office:value="5.93833845754548">
                <text:p>5.93833845754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5.98419635879423">
                <text:p>5.98419635879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9756349031578">
                <text:p>5.7975634903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97659576763369">
                <text:p>5.9765957676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  <table:table-cell office:value-type="float" office:value="6.15488842426502">
                <text:p>6.154888424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  <table:table-cell office:value-type="float" office:value="5.27495511972865">
                <text:p>5.2749551197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  <table:table-cell office:value-type="float" office:value="5.84514172780967">
                <text:p>5.8451417278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  <table:table-cell office:value-type="float" office:value="5.88176431992574">
                <text:p>5.88176431992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  <table:table-cell office:value-type="float" office:value="5.21590661517073">
                <text:p>5.21590661517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  <table:table-cell office:value-type="float" office:value="7.46849443267578">
                <text:p>7.46849443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  <table:table-cell office:value-type="float" office:value="5.53705834821299">
                <text:p>5.5370583482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6.02665795118705">
                <text:p>6.02665795118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  <table:table-cell office:value-type="float" office:value="5.51369507076093">
                <text:p>5.51369507076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  <table:table-cell office:value-type="float" office:value="5.53919915445611">
                <text:p>5.53919915445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  <table:table-cell office:value-type="float" office:value="6.01694576705128">
                <text:p>6.01694576705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5.74580215672646">
                <text:p>5.7458021567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  <table:table-cell office:value-type="float" office:value="6.41496238681432">
                <text:p>6.4149623868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  <table:table-cell office:value-type="float" office:value="6.02537563270138">
                <text:p>6.02537563270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  <table:table-cell office:value-type="float" office:value="5.84223779251088">
                <text:p>5.842237792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  <table:table-cell office:value-type="float" office:value="6.11408582328916">
                <text:p>6.11408582328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  <table:table-cell office:value-type="float" office:value="5.29753373149843">
                <text:p>5.2975337314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7.38700743115091">
                <text:p>7.3870074311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5.85762259148218">
                <text:p>5.85762259148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5.98077728808697">
                <text:p>5.98077728808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6.11570259102077">
                <text:p>6.11570259102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6.69957031638914">
                <text:p>6.69957031638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  <table:table-cell office:value-type="float" office:value="5.46483940266955">
                <text:p>5.4648394026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  <table:table-cell office:value-type="float" office:value="5.83237438005234">
                <text:p>5.8323743800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  <table:table-cell office:value-type="float" office:value="6.00923531665295">
                <text:p>6.009235316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5.88570430377836">
                <text:p>5.8857043037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5.41014759222861">
                <text:p>5.4101475922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  <table:table-cell office:value-type="float" office:value="6.32683079264713">
                <text:p>6.32683079264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  <table:table-cell office:value-type="float" office:value="5.88502851361492">
                <text:p>5.88502851361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  <table:table-cell office:value-type="float" office:value="5.82566812399308">
                <text:p>5.82566812399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  <table:table-cell office:value-type="float" office:value="6.20278529811773">
                <text:p>6.20278529811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  <table:table-cell office:value-type="float" office:value="6.36555003693532">
                <text:p>6.3655500369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  <table:table-cell office:value-type="float" office:value="7.12358438887717">
                <text:p>7.1235843888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64809724430208">
                <text:p>6.6480972443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5.36517954174429">
                <text:p>5.36517954174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  <table:table-cell office:value-type="float" office:value="6.47119491565226">
                <text:p>6.4711949156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  <table:table-cell office:value-type="float" office:value="6.40219540943621">
                <text:p>6.4021954094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  <table:table-cell office:value-type="float" office:value="5.85266062262595">
                <text:p>5.8526606226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5222618301872">
                <text:p>5.752226183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  <table:table-cell office:value-type="float" office:value="5.47016009959046">
                <text:p>5.47016009959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  <table:table-cell office:value-type="float" office:value="7.65815073808767">
                <text:p>7.65815073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80096330804">
                <text:p>5.958009633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5.72646699479044">
                <text:p>5.7264669947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6.53542213053162">
                <text:p>6.5354221305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  <table:table-cell office:value-type="float" office:value="5.59269003415904">
                <text:p>5.59269003415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6.47896362831045">
                <text:p>6.47896362831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  <table:table-cell office:value-type="float" office:value="7.47923894199906">
                <text:p>7.47923894199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  <table:table-cell office:value-type="float" office:value="5.66394096656447">
                <text:p>5.66394096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  <table:table-cell office:value-type="float" office:value="4.55081577768473">
                <text:p>4.55081577768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87581071131053">
                <text:p>5.87581071131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6.54737398203326">
                <text:p>6.5473739820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  <table:table-cell office:value-type="float" office:value="5.51594795281662">
                <text:p>5.515947952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  <table:table-cell office:value-type="float" office:value="5.87157379140199">
                <text:p>5.8715737914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.46774631724548">
                <text:p>6.46774631724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  <table:table-cell office:value-type="float" office:value="6.1872975938734">
                <text:p>6.187297593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6.27300614224202">
                <text:p>6.2730061422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  <table:table-cell office:value-type="float" office:value="6.58111968920459">
                <text:p>6.5811196892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5.6891177352961">
                <text:p>5.6891177352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  <table:table-cell office:value-type="float" office:value="5.59382776736191">
                <text:p>5.59382776736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  <table:table-cell office:value-type="float" office:value="6.9398880001442">
                <text:p>6.9398880001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  <table:table-cell office:value-type="float" office:value="6.29297347455995">
                <text:p>6.2929734745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  <table:table-cell office:value-type="float" office:value="6.22070711171141">
                <text:p>6.22070711171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  <table:table-cell office:value-type="float" office:value="5.13793821400268">
                <text:p>5.1379382140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  <table:table-cell office:value-type="float" office:value="4.98898787330657">
                <text:p>4.98898787330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  <table:table-cell office:value-type="float" office:value="4.68895381495573">
                <text:p>4.68895381495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  <table:table-cell office:value-type="float" office:value="5.78639993799463">
                <text:p>5.78639993799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5.69839823320926">
                <text:p>5.69839823320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.25535801623333">
                <text:p>5.2553580162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  <table:table-cell office:value-type="float" office:value="5.99026988818812">
                <text:p>5.99026988818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  <table:table-cell office:value-type="float" office:value="6.46184020135741">
                <text:p>6.4618402013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  <table:table-cell office:value-type="float" office:value="7.03305507133021">
                <text:p>7.0330550713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6.82912656911334">
                <text:p>6.82912656911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  <table:table-cell office:value-type="float" office:value="5.23058458984416">
                <text:p>5.23058458984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  <table:table-cell office:value-type="float" office:value="5.87683562554688">
                <text:p>5.8768356255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  <table:table-cell office:value-type="float" office:value="4.69050459261403">
                <text:p>4.69050459261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  <table:table-cell office:value-type="float" office:value="6.30396700498979">
                <text:p>6.30396700498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  <table:table-cell office:value-type="float" office:value="6.3204514127241">
                <text:p>6.320451412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990010</text:p>
        </chart:title>
        <chart:legend svg:x="3.324cm" svg:y="1.837cm" style:legend-expansion="custom" chartooo:width="6.175cm" chartooo:height="1.499cm" style:legend-expansion-aspect-ratio="4.11941294196131" chart:style-name="ch3"/>
        <chart:plot-area chart:style-name="ch4" table:cell-range-address="Sheet1.A11:Sheet1.B111 Sheet1.B10:Sheet1.B10 Sheet1.D10:Sheet1.D111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11:Sheet1.B111" chart:label-cell-address="Sheet1.B10:Sheet1.B10" chart:class="chart:scatter">
            <chart:domain table:cell-range-address="Sheet1.A11:Sheet1.A111"/>
            <chart:regression-curve chart:style-name="ch11"/>
            <chart:data-point chart:repeated="15"/>
            <chart:data-point chart:style-name="ch12"/>
            <chart:data-point chart:repeated="7"/>
            <chart:data-point chart:style-name="ch12" chart:repeated="2"/>
            <chart:data-point chart:repeated="12"/>
            <chart:data-point chart:style-name="ch12" chart:repeated="2"/>
            <chart:data-point chart:repeated="5"/>
            <chart:data-point chart:style-name="ch12"/>
            <chart:data-point chart:repeated="2"/>
            <chart:data-point chart:style-name="ch12"/>
            <chart:data-point chart:repeated="13"/>
            <chart:data-point chart:style-name="ch12"/>
            <chart:data-point chart:repeated="5"/>
            <chart:data-point chart:style-name="ch12"/>
            <chart:data-point chart:repeated="32"/>
            <chart:data-point chart:style-name="ch12"/>
          </chart:series>
          <chart:series chart:style-name="ch13" chart:values-cell-range-address="Sheet1.D11:Sheet1.D111" chart:label-cell-address="Sheet1.D10:Sheet1.D10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  <table:table-cell office:value-type="float" office:value="NaN">
                <text:p>NaN</text:p>
                <draw:g>
                  <svg:desc>Sheet1.D11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  <table:table-cell office:value-type="float" office:value="6.524701147864">
                <text:p>6.524701147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  <table:table-cell office:value-type="float" office:value="6.64403987845421">
                <text:p>6.64403987845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  <table:table-cell office:value-type="float" office:value="6.2600167701988">
                <text:p>6.2600167701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  <table:table-cell office:value-type="float" office:value="6.45973668671471">
                <text:p>6.4597366867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6.3570925046832">
                <text:p>6.357092504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6.44671702952468">
                <text:p>6.44671702952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  <table:table-cell office:value-type="float" office:value="6.07660930734681">
                <text:p>6.07660930734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  <table:table-cell office:value-type="float" office:value="6.21961412342118">
                <text:p>6.21961412342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  <table:table-cell office:value-type="float" office:value="6.04050583775511">
                <text:p>6.04050583775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  <table:table-cell office:value-type="float" office:value="6.21996779014321">
                <text:p>6.21996779014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  <table:table-cell office:value-type="float" office:value="5.97818481016379">
                <text:p>5.97818481016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  <table:table-cell office:value-type="float" office:value="6.09285788567946">
                <text:p>6.09285788567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  <table:table-cell office:value-type="float" office:value="6.0320165822449">
                <text:p>6.0320165822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  <table:table-cell office:value-type="float" office:value="5.99676738786366">
                <text:p>5.99676738786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5.79676932687109">
                <text:p>5.7967693268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5.83643119287118">
                <text:p>5.83643119287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  <table:table-cell office:value-type="float" office:value="5.91757415817802">
                <text:p>5.91757415817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5.97778897501996">
                <text:p>5.97778897501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  <table:table-cell office:value-type="float" office:value="5.88913331808278">
                <text:p>5.88913331808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  <table:table-cell office:value-type="float" office:value="5.86820389255152">
                <text:p>5.86820389255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  <table:table-cell office:value-type="float" office:value="5.97031649971084">
                <text:p>5.9703164997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  <table:table-cell office:value-type="float" office:value="5.83763983214747">
                <text:p>5.83763983214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  <table:table-cell office:value-type="float" office:value="5.80982890595056">
                <text:p>5.80982890595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  <table:table-cell office:value-type="float" office:value="5.82666907187255">
                <text:p>5.82666907187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  <table:table-cell office:value-type="float" office:value="5.67453124137996">
                <text:p>5.67453124137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  <table:table-cell office:value-type="float" office:value="5.93725244306211">
                <text:p>5.93725244306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  <table:table-cell office:value-type="float" office:value="5.98967308875898">
                <text:p>5.989673088758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  <table:table-cell office:value-type="float" office:value="6.02597633343446">
                <text:p>6.02597633343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23624836015">
                <text:p>5.9523624836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  <table:table-cell office:value-type="float" office:value="6.01702099145857">
                <text:p>6.01702099145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  <table:table-cell office:value-type="float" office:value="5.72671125833367">
                <text:p>5.72671125833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5.76846002003637">
                <text:p>5.76846002003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5.84612090716182">
                <text:p>5.84612090716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  <table:table-cell office:value-type="float" office:value="5.94845701954991">
                <text:p>5.94845701954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6.00906474716086">
                <text:p>6.00906474716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  <table:table-cell office:value-type="float" office:value="6.02849275840844">
                <text:p>6.02849275840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93883907336283">
                <text:p>5.93883907336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  <table:table-cell office:value-type="float" office:value="6.13324808223015">
                <text:p>6.13324808223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  <table:table-cell office:value-type="float" office:value="6.09969747398631">
                <text:p>6.09969747398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  <table:table-cell office:value-type="float" office:value="6.12740537310153">
                <text:p>6.12740537310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  <table:table-cell office:value-type="float" office:value="6.12772872664785">
                <text:p>6.12772872664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  <table:table-cell office:value-type="float" office:value="6.40813604362599">
                <text:p>6.40813604362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6.02370243792972">
                <text:p>6.02370243792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  <table:table-cell office:value-type="float" office:value="6.01865279564375">
                <text:p>6.0186527956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  <table:table-cell office:value-type="float" office:value="6.02434440135695">
                <text:p>6.02434440135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5.97834474390847">
                <text:p>5.97834474390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  <table:table-cell office:value-type="float" office:value="5.72046019907636">
                <text:p>5.72046019907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  <table:table-cell office:value-type="float" office:value="5.89285847707188">
                <text:p>5.89285847707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  <table:table-cell office:value-type="float" office:value="5.9033893037844">
                <text:p>5.9033893037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5.86667586525242">
                <text:p>5.86667586525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  <table:table-cell office:value-type="float" office:value="5.93009206412029">
                <text:p>5.93009206412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  <table:table-cell office:value-type="float" office:value="6.12117255306164">
                <text:p>6.12117255306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  <table:table-cell office:value-type="float" office:value="6.28052327230764">
                <text:p>6.28052327230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  <table:table-cell office:value-type="float" office:value="6.43313701844508">
                <text:p>6.43313701844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  <table:table-cell office:value-type="float" office:value="6.34103930199532">
                <text:p>6.34103930199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39472122550222">
                <text:p>6.39472122550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  <table:table-cell office:value-type="float" office:value="6.4020503000024">
                <text:p>6.4020503000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  <table:table-cell office:value-type="float" office:value="6.14786554675216">
                <text:p>6.14786554675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  <table:table-cell office:value-type="float" office:value="5.96869133449549">
                <text:p>5.968691334495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5.98968744606472">
                <text:p>5.98968744606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2270786105518">
                <text:p>6.2270786105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6.13824145528064">
                <text:p>6.13824145528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6.11300272971354">
                <text:p>6.11300272971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6.26964191921612">
                <text:p>6.26964191921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  <table:table-cell office:value-type="float" office:value="6.29414790612983">
                <text:p>6.29414790612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  <table:table-cell office:value-type="float" office:value="6.05831048417439">
                <text:p>6.05831048417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  <table:table-cell office:value-type="float" office:value="6.36255634595812">
                <text:p>6.362556345958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  <table:table-cell office:value-type="float" office:value="6.35005114031293">
                <text:p>6.35005114031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  <table:table-cell office:value-type="float" office:value="5.95312986974355">
                <text:p>5.95312986974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  <table:table-cell office:value-type="float" office:value="6.00975400517385">
                <text:p>6.00975400517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  <table:table-cell office:value-type="float" office:value="6.02343607591841">
                <text:p>6.02343607591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  <table:table-cell office:value-type="float" office:value="5.63077787808192">
                <text:p>5.63077787808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  <table:table-cell office:value-type="float" office:value="5.67230444304943">
                <text:p>5.67230444304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6.05569055096158">
                <text:p>6.05569055096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6.11798792747415">
                <text:p>6.11798792747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  <table:table-cell office:value-type="float" office:value="6.0631143595159">
                <text:p>6.0631143595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  <table:table-cell office:value-type="float" office:value="6.2761487067935">
                <text:p>6.2761487067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  <table:table-cell office:value-type="float" office:value="6.23965749557232">
                <text:p>6.23965749557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6.0648737855956">
                <text:p>6.0648737855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  <table:table-cell office:value-type="float" office:value="6.21539186684976">
                <text:p>6.21539186684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6.21938533331335">
                <text:p>6.21938533331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  <table:table-cell office:value-type="float" office:value="6.14730281781471">
                <text:p>6.14730281781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  <table:table-cell office:value-type="float" office:value="6.03706691355603">
                <text:p>6.03706691355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  <table:table-cell office:value-type="float" office:value="5.91609893474496">
                <text:p>5.9160989347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  <table:table-cell office:value-type="float" office:value="5.46591209770727">
                <text:p>5.46591209770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  <table:table-cell office:value-type="float" office:value="5.3645973903942">
                <text:p>5.3645973903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  <table:table-cell office:value-type="float" office:value="5.26013561469378">
                <text:p>5.26013561469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  <table:table-cell office:value-type="float" office:value="5.2836195751399">
                <text:p>5.2836195751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  <table:table-cell office:value-type="float" office:value="5.48387597811622">
                <text:p>5.48387597811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  <table:table-cell office:value-type="float" office:value="5.83845325539655">
                <text:p>5.83845325539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  <table:table-cell office:value-type="float" office:value="6.08778428206367">
                <text:p>6.08778428206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  <table:table-cell office:value-type="float" office:value="6.31392994924448">
                <text:p>6.31392994924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6.30897526396665">
                <text:p>6.30897526396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6.2862884114384">
                <text:p>6.2862884114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  <table:table-cell office:value-type="float" office:value="5.93202128968972">
                <text:p>5.932021289689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  <table:table-cell office:value-type="float" office:value="5.78620367642164">
                <text:p>5.78620367642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  <table:table-cell office:value-type="float" office:value="5.68446864514379">
                <text:p>5.68446864514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6" chart:maximum="11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990010</text:p>
        </chart:title>
        <chart:legend svg:x="3.324cm" svg:y="1.837cm" style:legend-expansion="custom" chartooo:width="6.175cm" chartooo:height="1.499cm" style:legend-expansion-aspect-ratio="4.11941294196131" chart:style-name="ch3"/>
        <chart:plot-area chart:style-name="ch4" table:cell-range-address="Sheet1.A11:Sheet1.B111 Sheet1.B10:Sheet1.B10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11:Sheet1.B111" chart:label-cell-address="Sheet1.B10:Sheet1.B10" chart:class="chart:scatter">
            <chart:domain table:cell-range-address="Sheet1.A11:Sheet1.A111"/>
            <chart:regression-curve chart:style-name="ch11"/>
            <chart:data-point chart:repeated="4"/>
            <chart:data-point chart:style-name="ch12"/>
            <chart:data-point chart:repeated="2"/>
            <chart:data-point chart:style-name="ch12"/>
            <chart:data-point/>
            <chart:data-point chart:style-name="ch12"/>
            <chart:data-point/>
            <chart:data-point chart:style-name="ch12"/>
            <chart:data-point chart:repeated="30"/>
            <chart:data-point chart:style-name="ch12"/>
            <chart:data-point/>
            <chart:data-point chart:style-name="ch12"/>
            <chart:data-point chart:repeated="14"/>
            <chart:data-point chart:style-name="ch12"/>
            <chart:data-point chart:repeated="14"/>
            <chart:data-point chart:style-name="ch12"/>
            <chart:data-point chart:repeated="17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